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TableColumn2" style:family="table-column">
      <style:table-column-properties style:column-width="0.834in"/>
    </style:style>
    <style:style style:name="TableColumn3" style:family="table-column">
      <style:table-column-properties style:column-width="1.1868in"/>
    </style:style>
    <style:style style:name="TableColumn4" style:family="table-column">
      <style:table-column-properties style:column-width="1.3347in"/>
    </style:style>
    <style:style style:name="TableColumn5" style:family="table-column">
      <style:table-column-properties style:column-width="1.4444in"/>
    </style:style>
    <style:style style:name="TableColumn6" style:family="table-column">
      <style:table-column-properties style:column-width="1.268in"/>
    </style:style>
    <style:style style:name="TableColumn7" style:family="table-column">
      <style:table-column-properties style:column-width="4.618in"/>
    </style:style>
    <style:style style:name="Table1" style:family="table" style:master-page-name="MP0">
      <style:table-properties style:width="10.6861in" style:rel-width="100%" fo:margin-left="0in" table:align="left"/>
    </style:style>
    <style:style style:name="TableRow8" style:family="table-row">
      <style:table-row-properties/>
    </style:style>
    <style:style style:name="TableCell9" style:family="table-cell">
      <style:table-cell-properties fo:border-top="0.0069in solid #999999" fo:border-left="0.0069in solid #999999" fo:border-bottom="0.0208in solid #666666" fo:border-right="0.0208in solid #000000" fo:background-color="#E7E6E6" style:writing-mode="lr-tb" fo:padding-top="0in" fo:padding-left="0.075in" fo:padding-bottom="0in" fo:padding-right="0.075in"/>
    </style:style>
    <style:style style:name="P10" style:parent-style-name="Standard" style:family="paragraph">
      <style:paragraph-properties fo:break-before="page" fo:margin-bottom="0in" fo:line-height="100%"/>
      <style:text-properties style:font-name-complex="Arial" fo:font-weight="bold" style:font-weight-asian="bold" style:font-weight-complex="bold"/>
    </style:style>
    <style:style style:name="TableCell11" style:family="table-cell">
      <style:table-cell-properties fo:border-top="0.0069in solid #999999" fo:border-left="0.0069in solid #999999" fo:border-bottom="0.0208in solid #666666" fo:border-right="0.0069in solid #999999" fo:background-color="#E7E6E6" style:writing-mode="lr-tb" fo:padding-top="0in" fo:padding-left="0.075in" fo:padding-bottom="0in" fo:padding-right="0.075in"/>
    </style:style>
    <style:style style:name="P12" style:parent-style-name="Standard" style:family="paragraph">
      <style:paragraph-properties fo:margin-bottom="0in" fo:line-height="100%"/>
      <style:text-properties style:font-name-complex="Arial" fo:font-weight="bold" style:font-weight-asian="bold" style:font-weight-complex="bold"/>
    </style:style>
    <style:style style:name="TableCell13" style:family="table-cell">
      <style:table-cell-properties fo:border-top="0.0069in solid #999999" fo:border-left="0.0069in solid #999999" fo:border-bottom="0.0208in solid #666666" fo:border-right="0.0069in solid #999999" fo:background-color="#E7E6E6" style:writing-mode="lr-tb" fo:padding-top="0in" fo:padding-left="0.075in" fo:padding-bottom="0in" fo:padding-right="0.075in"/>
    </style:style>
    <style:style style:name="P14" style:parent-style-name="Standard" style:family="paragraph">
      <style:paragraph-properties fo:margin-bottom="0in" fo:line-height="100%"/>
      <style:text-properties style:font-name-complex="Arial" fo:font-weight="bold" style:font-weight-asian="bold" style:font-weight-complex="bold"/>
    </style:style>
    <style:style style:name="TableCell15" style:family="table-cell">
      <style:table-cell-properties fo:border-top="0.0069in solid #999999" fo:border-left="0.0069in solid #999999" fo:border-bottom="0.0208in solid #666666" fo:border-right="0.0069in solid #999999" fo:background-color="#E7E6E6" style:writing-mode="lr-tb" fo:padding-top="0in" fo:padding-left="0.075in" fo:padding-bottom="0in" fo:padding-right="0.075in"/>
    </style:style>
    <style:style style:name="P16" style:parent-style-name="Standard" style:family="paragraph">
      <style:paragraph-properties fo:margin-bottom="0in" fo:line-height="100%"/>
    </style:style>
    <style:style style:name="T17" style:parent-style-name="Absatz-Standardschriftart" style:family="text">
      <style:text-properties style:font-name-complex="Arial" fo:font-weight="bold" style:font-weight-asian="bold" style:font-weight-complex="bold" fo:color="#7F7F7F"/>
    </style:style>
    <style:style style:name="TableCell18" style:family="table-cell">
      <style:table-cell-properties fo:border-top="0.0069in solid #999999" fo:border-left="0.0069in solid #999999" fo:border-bottom="0.0208in solid #666666" fo:border-right="0.0069in solid #999999" fo:background-color="#E7E6E6" style:writing-mode="lr-tb" fo:padding-top="0in" fo:padding-left="0.075in" fo:padding-bottom="0in" fo:padding-right="0.075in"/>
    </style:style>
    <style:style style:name="P19" style:parent-style-name="Standard" style:family="paragraph">
      <style:paragraph-properties fo:margin-bottom="0in" fo:line-height="100%"/>
    </style:style>
    <style:style style:name="T20" style:parent-style-name="Absatz-Standardschriftart" style:family="text">
      <style:text-properties style:font-name-complex="Arial" fo:font-weight="bold" style:font-weight-asian="bold" style:font-weight-complex="bold" fo:color="#A6A6A6"/>
    </style:style>
    <style:style style:name="T21" style:parent-style-name="Absatz-Standardschriftart" style:family="text">
      <style:text-properties style:font-name-complex="Arial" fo:font-weight="bold" style:font-weight-asian="bold" style:font-weight-complex="bold" fo:color="#A6A6A6"/>
    </style:style>
    <style:style style:name="T22" style:parent-style-name="Absatz-Standardschriftart" style:family="text">
      <style:text-properties style:font-name-complex="Arial" fo:font-weight="bold" style:font-weight-asian="bold" style:font-weight-complex="bold" fo:color="#A6A6A6"/>
    </style:style>
    <style:style style:name="TableCell23" style:family="table-cell">
      <style:table-cell-properties fo:border-top="0.0069in solid #999999" fo:border-left="0.0069in solid #999999" fo:border-bottom="0.0208in solid #666666" fo:border-right="0.0069in solid #999999" fo:background-color="#E7E6E6" style:writing-mode="lr-tb" fo:padding-top="0in" fo:padding-left="0.075in" fo:padding-bottom="0in" fo:padding-right="0.075in"/>
    </style:style>
    <style:style style:name="P24" style:parent-style-name="Standard" style:family="paragraph">
      <style:paragraph-properties fo:margin-bottom="0in" fo:line-height="100%"/>
      <style:text-properties style:font-name-complex="Arial" fo:font-weight="bold" style:font-weight-asian="bold" style:font-weight-complex="bold"/>
    </style:style>
    <style:style style:name="TableRow25" style:family="table-row">
      <style:table-row-properties/>
    </style:style>
    <style:style style:name="TableCell26" style:family="table-cell">
      <style:table-cell-properties fo:border-top="0.0069in solid #999999" fo:border-left="0.0069in solid #999999" fo:border-bottom="0.0069in solid #999999" fo:border-right="0.0208in solid #000000" fo:background-color="#E7E6E6" style:writing-mode="lr-tb" fo:padding-top="0in" fo:padding-left="0.075in" fo:padding-bottom="0in" fo:padding-right="0.075in"/>
    </style:style>
    <style:style style:name="P27" style:parent-style-name="Standard" style:family="paragraph">
      <style:paragraph-properties fo:margin-bottom="0in" fo:line-height="100%"/>
    </style:style>
    <style:style style:name="T28" style:parent-style-name="Absatz-Standardschriftart" style:family="text">
      <style:text-properties style:font-name-complex="Arial" fo:font-weight="bold" style:font-weight-asian="bold" style:font-weight-complex="bold" style:text-underline-type="single" style:text-underline-style="solid" style:text-underline-width="auto" style:text-underline-mode="continuous"/>
    </style:style>
    <style:style style:name="T29" style:parent-style-name="Absatz-Standardschriftart" style:family="text">
      <style:text-properties style:font-name-complex="Arial" fo:font-weight="bold" style:font-weight-asian="bold" style:font-weight-complex="bold"/>
    </style:style>
    <style:style style:name="T30" style:parent-style-name="Absatz-Standardschriftart" style:family="text">
      <style:text-properties style:font-name-complex="Arial"/>
    </style:style>
    <style:style style:name="T31" style:parent-style-name="Absatz-Standardschriftart" style:family="text">
      <style:text-properties style:font-name-complex="Arial" fo:font-weight="bold" style:font-weight-asian="bold" style:font-weight-complex="bold"/>
    </style:style>
    <style:style style:name="TableCell32" style:family="table-cell">
      <style:table-cell-properties fo:border="0.0069in solid #999999" style:writing-mode="lr-tb" fo:padding-top="0in" fo:padding-left="0.075in" fo:padding-bottom="0in" fo:padding-right="0.075in"/>
    </style:style>
    <style:style style:name="P33" style:parent-style-name="Standard" style:family="paragraph">
      <style:paragraph-properties fo:margin-bottom="0in" fo:line-height="100%"/>
    </style:style>
    <style:style style:name="TableCell34" style:family="table-cell">
      <style:table-cell-properties fo:border="0.0069in solid #999999" style:writing-mode="lr-tb" fo:padding-top="0in" fo:padding-left="0.075in" fo:padding-bottom="0in" fo:padding-right="0.075in"/>
    </style:style>
    <style:style style:name="P35" style:parent-style-name="Standard" style:family="paragraph">
      <style:paragraph-properties fo:margin-bottom="0in" fo:line-height="100%"/>
    </style:style>
    <style:style style:name="T36" style:parent-style-name="Absatz-Standardschriftart" style:family="text">
      <style:text-properties fo:language="en" fo:country="US"/>
    </style:style>
    <style:style style:name="T37" style:parent-style-name="Absatz-Standardschriftart" style:family="text">
      <style:text-properties fo:language="en" fo:country="US"/>
    </style:style>
    <style:style style:name="T38" style:parent-style-name="Absatz-Standardschriftart" style:family="text">
      <style:text-properties fo:language="en" fo:country="US"/>
    </style:style>
    <style:style style:name="T39" style:parent-style-name="Hyperlink" style:family="text">
      <style:text-properties fo:language="en" fo:country="US"/>
    </style:style>
    <style:style style:name="T40" style:parent-style-name="Absatz-Standardschriftart" style:family="text">
      <style:text-properties fo:language="en" fo:country="US"/>
    </style:style>
    <style:style style:name="TableCell41" style:family="table-cell">
      <style:table-cell-properties fo:border="0.0069in solid #999999" style:writing-mode="lr-tb" fo:padding-top="0in" fo:padding-left="0.075in" fo:padding-bottom="0in" fo:padding-right="0.075in"/>
    </style:style>
    <style:style style:name="P42" style:parent-style-name="Standard" style:family="paragraph">
      <style:paragraph-properties fo:margin-bottom="0in" fo:line-height="100%"/>
    </style:style>
    <style:style style:name="T43" style:parent-style-name="Absatz-Standardschriftart" style:family="text">
      <style:text-properties fo:language="en" fo:country="US"/>
    </style:style>
    <style:style style:name="T44" style:parent-style-name="Absatz-Standardschriftart" style:family="text">
      <style:text-properties fo:language="en" fo:country="US"/>
    </style:style>
    <style:style style:name="T45" style:parent-style-name="Hyperlink" style:family="text">
      <style:text-properties fo:language="en" fo:country="US"/>
    </style:style>
    <style:style style:name="T46" style:parent-style-name="Absatz-Standardschriftart" style:family="text">
      <style:text-properties fo:language="en" fo:country="US"/>
    </style:style>
    <style:style style:name="T47" style:parent-style-name="Hyperlink" style:family="text">
      <style:text-properties fo:language="en" fo:country="US"/>
    </style:style>
    <style:style style:name="TableCell48" style:family="table-cell">
      <style:table-cell-properties fo:border="0.0069in solid #999999" style:writing-mode="lr-tb" fo:padding-top="0in" fo:padding-left="0.075in" fo:padding-bottom="0in" fo:padding-right="0.075in"/>
    </style:style>
    <style:style style:name="P49" style:parent-style-name="Standard" style:family="paragraph">
      <style:paragraph-properties fo:margin-bottom="0in" fo:line-height="100%"/>
    </style:style>
    <style:style style:name="T50" style:parent-style-name="Absatz-Standardschriftart" style:family="text">
      <style:text-properties style:font-name="Wingdings" style:font-name-asian="Wingdings" style:font-name-complex="Wingdings"/>
    </style:style>
    <style:style style:name="TableCell51" style:family="table-cell">
      <style:table-cell-properties fo:border="0.0069in solid #999999" style:writing-mode="lr-tb" fo:padding-top="0in" fo:padding-left="0.075in" fo:padding-bottom="0in" fo:padding-right="0.075in"/>
    </style:style>
    <style:style style:name="P52" style:parent-style-name="Standard" style:family="paragraph">
      <style:paragraph-properties fo:margin-bottom="0in" fo:line-height="100%"/>
    </style:style>
    <style:style style:name="TableRow53" style:family="table-row">
      <style:table-row-properties/>
    </style:style>
    <style:style style:name="TableCell54" style:family="table-cell">
      <style:table-cell-properties fo:border-top="0.0069in solid #999999" fo:border-left="0.0069in solid #999999" fo:border-bottom="0.0069in solid #999999" fo:border-right="0.0208in solid #000000" fo:background-color="#E7E6E6" style:writing-mode="lr-tb" fo:padding-top="0in" fo:padding-left="0.075in" fo:padding-bottom="0in" fo:padding-right="0.075in"/>
    </style:style>
    <style:style style:name="P55" style:parent-style-name="Standard" style:family="paragraph">
      <style:paragraph-properties fo:margin-bottom="0in" fo:line-height="100%"/>
      <style:text-properties style:font-name-complex="Arial" fo:font-weight="bold" style:font-weight-asian="bold" style:font-weight-complex="bold" style:text-underline-type="single" style:text-underline-style="solid" style:text-underline-width="auto" style:text-underline-mode="continuous" fo:language="en" fo:country="US"/>
    </style:style>
    <style:style style:name="TableCell56" style:family="table-cell">
      <style:table-cell-properties fo:border="0.0069in solid #999999" style:writing-mode="lr-tb" fo:padding-top="0in" fo:padding-left="0.075in" fo:padding-bottom="0in" fo:padding-right="0.075in"/>
    </style:style>
    <style:style style:name="P57" style:parent-style-name="Standard" style:family="paragraph">
      <style:paragraph-properties fo:margin-bottom="0in" fo:line-height="100%"/>
    </style:style>
    <style:style style:name="T58" style:parent-style-name="Absatz-Standardschriftart" style:family="text">
      <style:text-properties fo:language="en" fo:country="US"/>
    </style:style>
    <style:style style:name="T59" style:parent-style-name="Hyperlink" style:family="text">
      <style:text-properties fo:language="en" fo:country="US"/>
    </style:style>
    <style:style style:name="TableCell60" style:family="table-cell">
      <style:table-cell-properties fo:border="0.0069in solid #999999" style:writing-mode="lr-tb" fo:padding-top="0in" fo:padding-left="0.075in" fo:padding-bottom="0in" fo:padding-right="0.075in"/>
    </style:style>
    <style:style style:name="P61" style:parent-style-name="Standard" style:family="paragraph">
      <style:paragraph-properties fo:margin-bottom="0in" fo:line-height="100%"/>
      <style:text-properties fo:language="en" fo:country="US"/>
    </style:style>
    <style:style style:name="TableCell62" style:family="table-cell">
      <style:table-cell-properties fo:border="0.0069in solid #999999" style:writing-mode="lr-tb" fo:padding-top="0in" fo:padding-left="0.075in" fo:padding-bottom="0in" fo:padding-right="0.075in"/>
    </style:style>
    <style:style style:name="P63" style:parent-style-name="Standard" style:family="paragraph">
      <style:paragraph-properties fo:margin-bottom="0in" fo:line-height="100%"/>
      <style:text-properties fo:language="en" fo:country="US"/>
    </style:style>
    <style:style style:name="TableCell64" style:family="table-cell">
      <style:table-cell-properties fo:border="0.0069in solid #999999" style:writing-mode="lr-tb" fo:padding-top="0in" fo:padding-left="0.075in" fo:padding-bottom="0in" fo:padding-right="0.075in"/>
    </style:style>
    <style:style style:name="P65" style:parent-style-name="Standard" style:family="paragraph">
      <style:paragraph-properties fo:margin-bottom="0in" fo:line-height="100%"/>
    </style:style>
    <style:style style:name="T66" style:parent-style-name="Hyperlink" style:family="text">
      <style:text-properties fo:language="en" fo:country="US"/>
    </style:style>
    <style:style style:name="P67" style:parent-style-name="Standard" style:family="paragraph">
      <style:paragraph-properties fo:margin-bottom="0in" fo:line-height="100%"/>
      <style:text-properties fo:language="en" fo:country="US"/>
    </style:style>
    <style:style style:name="P68" style:parent-style-name="Standard" style:family="paragraph">
      <style:paragraph-properties fo:margin-bottom="0in" fo:line-height="100%"/>
    </style:style>
    <style:style style:name="T69" style:parent-style-name="Hyperlink" style:family="text">
      <style:text-properties fo:language="en" fo:country="US"/>
    </style:style>
    <style:style style:name="T70" style:parent-style-name="Absatz-Standardschriftart" style:family="text">
      <style:text-properties fo:language="en" fo:country="US"/>
    </style:style>
    <style:style style:name="TableCell71" style:family="table-cell">
      <style:table-cell-properties fo:border="0.0069in solid #999999" style:writing-mode="lr-tb" fo:padding-top="0in" fo:padding-left="0.075in" fo:padding-bottom="0in" fo:padding-right="0.075in"/>
    </style:style>
    <style:style style:name="P72" style:parent-style-name="Standard" style:family="paragraph">
      <style:paragraph-properties fo:margin-bottom="0in" fo:line-height="100%"/>
    </style:style>
    <style:style style:name="T73" style:parent-style-name="Hyperlink" style:family="text">
      <style:text-properties style:font-size-complex="10pt" fo:language="en" fo:country="US"/>
    </style:style>
    <style:style style:name="T74" style:parent-style-name="Absatz-Standardschriftart" style:family="text">
      <style:text-properties fo:font-size="8pt" style:font-size-asian="8pt" style:font-size-complex="10pt" fo:language="en" fo:country="US"/>
    </style:style>
    <style:style style:name="TableRow75" style:family="table-row">
      <style:table-row-properties/>
    </style:style>
    <style:style style:name="TableCell76" style:family="table-cell">
      <style:table-cell-properties fo:border-top="0.0069in solid #999999" fo:border-left="0.0069in solid #999999" fo:border-bottom="0.0069in solid #999999" fo:border-right="0.0208in solid #000000" fo:background-color="#E7E6E6" style:writing-mode="lr-tb" fo:padding-top="0in" fo:padding-left="0.075in" fo:padding-bottom="0in" fo:padding-right="0.075in"/>
    </style:style>
    <style:style style:name="P77" style:parent-style-name="Standard" style:family="paragraph">
      <style:paragraph-properties fo:margin-bottom="0in" fo:line-height="100%"/>
      <style:text-properties style:font-name-complex="Arial" fo:font-weight="bold" style:font-weight-asian="bold" style:font-weight-complex="bold" style:text-underline-type="single" style:text-underline-style="solid" style:text-underline-width="auto" style:text-underline-mode="continuous"/>
    </style:style>
    <style:style style:name="TableCell78" style:family="table-cell">
      <style:table-cell-properties fo:border="0.0069in solid #999999" style:writing-mode="lr-tb" fo:padding-top="0in" fo:padding-left="0.075in" fo:padding-bottom="0in" fo:padding-right="0.075in"/>
    </style:style>
    <style:style style:name="P79" style:parent-style-name="Standard" style:family="paragraph">
      <style:paragraph-properties fo:margin-bottom="0in" fo:line-height="100%"/>
    </style:style>
    <style:style style:name="P80" style:parent-style-name="Standard" style:family="paragraph">
      <style:paragraph-properties fo:margin-bottom="0in" fo:line-height="100%"/>
    </style:style>
    <style:style style:name="P81" style:parent-style-name="Standard" style:family="paragraph">
      <style:paragraph-properties fo:margin-bottom="0in" fo:line-height="100%"/>
    </style:style>
    <style:style style:name="TableCell82" style:family="table-cell">
      <style:table-cell-properties fo:border="0.0069in solid #999999" style:writing-mode="lr-tb" fo:padding-top="0in" fo:padding-left="0.075in" fo:padding-bottom="0in" fo:padding-right="0.075in"/>
    </style:style>
    <style:style style:name="P83" style:parent-style-name="Standard" style:family="paragraph">
      <style:paragraph-properties fo:margin-bottom="0in" fo:line-height="100%"/>
    </style:style>
    <style:style style:name="P84" style:parent-style-name="Standard" style:family="paragraph">
      <style:paragraph-properties fo:margin-bottom="0in" fo:line-height="100%"/>
    </style:style>
    <style:style style:name="P85" style:parent-style-name="Standard" style:family="paragraph">
      <style:paragraph-properties fo:margin-bottom="0in" fo:line-height="100%"/>
    </style:style>
    <style:style style:name="T86" style:parent-style-name="Absatz-Standardschriftart" style:family="text">
      <style:text-properties fo:language="en" fo:country="US"/>
    </style:style>
    <style:style style:name="T87" style:parent-style-name="Hyperlink" style:family="text">
      <style:text-properties fo:language="en" fo:country="US"/>
    </style:style>
    <style:style style:name="T88" style:parent-style-name="Absatz-Standardschriftart" style:family="text">
      <style:text-properties fo:language="en" fo:country="US"/>
    </style:style>
    <style:style style:name="TableCell89" style:family="table-cell">
      <style:table-cell-properties fo:border="0.0069in solid #999999" style:writing-mode="lr-tb" fo:padding-top="0in" fo:padding-left="0.075in" fo:padding-bottom="0in" fo:padding-right="0.075in"/>
    </style:style>
    <style:style style:name="P90" style:parent-style-name="Standard" style:family="paragraph">
      <style:paragraph-properties fo:margin-bottom="0in" fo:line-height="100%"/>
    </style:style>
    <style:style style:name="TableCell91" style:family="table-cell">
      <style:table-cell-properties fo:border="0.0069in solid #999999" style:writing-mode="lr-tb" fo:padding-top="0in" fo:padding-left="0.075in" fo:padding-bottom="0in" fo:padding-right="0.075in"/>
    </style:style>
    <style:style style:name="P92" style:parent-style-name="Standard" style:family="paragraph">
      <style:paragraph-properties fo:margin-bottom="0in" fo:line-height="100%"/>
    </style:style>
    <style:style style:name="T93" style:parent-style-name="Absatz-Standardschriftart" style:family="text">
      <style:text-properties fo:background-color="#FFFFFF" fo:language="en" fo:country="US"/>
    </style:style>
    <style:style style:name="TableCell94" style:family="table-cell">
      <style:table-cell-properties fo:border="0.0069in solid #999999" style:writing-mode="lr-tb" fo:padding-top="0in" fo:padding-left="0.075in" fo:padding-bottom="0in" fo:padding-right="0.075in"/>
    </style:style>
    <style:style style:name="P95" style:parent-style-name="Standard" style:family="paragraph">
      <style:paragraph-properties fo:margin-bottom="0in" fo:line-height="100%"/>
    </style:style>
    <style:style style:name="T96" style:parent-style-name="Absatz-Standardschriftart" style:family="text">
      <style:text-properties style:font-name="Wingdings" style:font-name-asian="Wingdings" style:font-name-complex="Wingdings"/>
    </style:style>
    <style:style style:name="P97" style:parent-style-name="Standard" style:family="paragraph">
      <style:paragraph-properties fo:margin-bottom="0in" fo:line-height="100%"/>
    </style:style>
    <style:style style:name="P98" style:parent-style-name="Standard" style:family="paragraph">
      <style:paragraph-properties fo:margin-bottom="0in" fo:line-height="100%"/>
      <style:text-properties fo:language="en" fo:country="US"/>
    </style:style>
    <style:style style:name="TableRow99" style:family="table-row">
      <style:table-row-properties/>
    </style:style>
    <style:style style:name="TableCell100" style:family="table-cell">
      <style:table-cell-properties fo:border-top="0.0069in solid #999999" fo:border-left="0.0069in solid #999999" fo:border-bottom="0.0069in solid #999999" fo:border-right="0.0208in solid #000000" fo:background-color="#E7E6E6" style:writing-mode="lr-tb" fo:padding-top="0in" fo:padding-left="0.075in" fo:padding-bottom="0in" fo:padding-right="0.075in"/>
    </style:style>
    <style:style style:name="P101" style:parent-style-name="Standard" style:family="paragraph">
      <style:paragraph-properties fo:margin-bottom="0in" fo:line-height="100%"/>
      <style:text-properties style:font-name-complex="Arial" fo:font-weight="bold" style:font-weight-asian="bold" style:font-weight-complex="bold" style:text-underline-type="single" style:text-underline-style="solid" style:text-underline-width="auto" style:text-underline-mode="continuous"/>
    </style:style>
    <style:style style:name="TableCell102" style:family="table-cell">
      <style:table-cell-properties fo:border="0.0069in solid #999999" style:writing-mode="lr-tb" fo:padding-top="0in" fo:padding-left="0.075in" fo:padding-bottom="0in" fo:padding-right="0.075in"/>
    </style:style>
    <style:style style:name="P103" style:parent-style-name="Standard" style:family="paragraph">
      <style:paragraph-properties fo:margin-bottom="0in" fo:line-height="100%"/>
    </style:style>
    <style:style style:name="P104" style:parent-style-name="Standard" style:family="paragraph">
      <style:paragraph-properties fo:margin-bottom="0in" fo:line-height="100%"/>
    </style:style>
    <style:style style:name="P105" style:parent-style-name="Standard" style:family="paragraph">
      <style:paragraph-properties fo:margin-bottom="0in" fo:line-height="100%"/>
    </style:style>
    <style:style style:name="T106" style:parent-style-name="Hyperlink" style:family="text">
      <style:text-properties style:font-name-complex="Arial" style:use-window-font-color="true" style:font-size-complex="10pt"/>
    </style:style>
    <style:style style:name="TableCell107" style:family="table-cell">
      <style:table-cell-properties fo:border="0.0069in solid #999999" style:writing-mode="lr-tb" fo:padding-top="0in" fo:padding-left="0.075in" fo:padding-bottom="0in" fo:padding-right="0.075in"/>
    </style:style>
    <style:style style:name="P108" style:parent-style-name="Standard" style:family="paragraph">
      <style:paragraph-properties fo:margin-bottom="0in" fo:line-height="100%"/>
    </style:style>
    <style:style style:name="P109" style:parent-style-name="Standard" style:family="paragraph">
      <style:paragraph-properties fo:margin-bottom="0in" fo:line-height="100%"/>
    </style:style>
    <style:style style:name="P110" style:parent-style-name="Standard" style:family="paragraph">
      <style:paragraph-properties fo:margin-bottom="0in" fo:line-height="100%"/>
    </style:style>
    <style:style style:name="T111" style:parent-style-name="Hyperlink" style:family="text">
      <style:text-properties style:font-name-complex="Arial" style:font-size-complex="10pt"/>
    </style:style>
    <style:style style:name="TableCell112" style:family="table-cell">
      <style:table-cell-properties fo:border="0.0069in solid #999999" style:writing-mode="lr-tb" fo:padding-top="0in" fo:padding-left="0.075in" fo:padding-bottom="0in" fo:padding-right="0.075in"/>
    </style:style>
    <style:style style:name="P113" style:parent-style-name="Standard" style:family="paragraph">
      <style:paragraph-properties fo:margin-bottom="0in" fo:line-height="100%"/>
    </style:style>
    <style:style style:name="TableCell114" style:family="table-cell">
      <style:table-cell-properties fo:border="0.0069in solid #999999" style:writing-mode="lr-tb" fo:padding-top="0in" fo:padding-left="0.075in" fo:padding-bottom="0in" fo:padding-right="0.075in"/>
    </style:style>
    <style:style style:name="P115" style:parent-style-name="Standard" style:family="paragraph">
      <style:paragraph-properties fo:margin-bottom="0in" fo:line-height="100%"/>
    </style:style>
    <style:style style:name="TableCell116" style:family="table-cell">
      <style:table-cell-properties fo:border="0.0069in solid #999999" style:writing-mode="lr-tb" fo:padding-top="0in" fo:padding-left="0.075in" fo:padding-bottom="0in" fo:padding-right="0.075in"/>
    </style:style>
    <style:style style:name="P117" style:parent-style-name="Standard" style:family="paragraph">
      <style:paragraph-properties fo:margin-bottom="0in" fo:line-height="100%"/>
    </style:style>
    <style:style style:name="TableRow118" style:family="table-row">
      <style:table-row-properties/>
    </style:style>
    <style:style style:name="TableCell119" style:family="table-cell">
      <style:table-cell-properties fo:border-top="0.0069in solid #999999" fo:border-left="0.0069in solid #999999" fo:border-bottom="0.0069in solid #999999" fo:border-right="0.0208in solid #000000" fo:background-color="#E7E6E6" style:writing-mode="lr-tb" fo:padding-top="0in" fo:padding-left="0.075in" fo:padding-bottom="0in" fo:padding-right="0.075in"/>
    </style:style>
    <style:style style:name="P120" style:parent-style-name="Standard" style:family="paragraph">
      <style:paragraph-properties fo:margin-bottom="0in" fo:line-height="100%"/>
      <style:text-properties style:font-name-complex="Arial" fo:font-weight="bold" style:font-weight-asian="bold" style:font-weight-complex="bold"/>
    </style:style>
    <style:style style:name="TableCell121" style:family="table-cell">
      <style:table-cell-properties fo:border="0.0069in solid #999999" style:writing-mode="lr-tb" fo:padding-top="0in" fo:padding-left="0.075in" fo:padding-bottom="0in" fo:padding-right="0.075in"/>
    </style:style>
    <style:style style:name="P122" style:parent-style-name="Standard" style:family="paragraph">
      <style:paragraph-properties fo:margin-bottom="0in" fo:line-height="100%"/>
    </style:style>
    <style:style style:name="TableCell123" style:family="table-cell">
      <style:table-cell-properties fo:border="0.0069in solid #999999" style:writing-mode="lr-tb" fo:padding-top="0in" fo:padding-left="0.075in" fo:padding-bottom="0in" fo:padding-right="0.075in"/>
    </style:style>
    <style:style style:name="P124" style:parent-style-name="Standard" style:family="paragraph">
      <style:paragraph-properties fo:margin-bottom="0in" fo:line-height="100%"/>
    </style:style>
    <style:style style:name="TableCell125" style:family="table-cell">
      <style:table-cell-properties fo:border="0.0069in solid #999999" style:writing-mode="lr-tb" fo:padding-top="0in" fo:padding-left="0.075in" fo:padding-bottom="0in" fo:padding-right="0.075in"/>
    </style:style>
    <style:style style:name="P126" style:parent-style-name="Standard" style:family="paragraph">
      <style:paragraph-properties fo:margin-bottom="0in" fo:line-height="100%"/>
    </style:style>
    <style:style style:name="TableCell127" style:family="table-cell">
      <style:table-cell-properties fo:border="0.0069in solid #999999" style:writing-mode="lr-tb" fo:padding-top="0in" fo:padding-left="0.075in" fo:padding-bottom="0in" fo:padding-right="0.075in"/>
    </style:style>
    <style:style style:name="P128" style:parent-style-name="Standard" style:family="paragraph">
      <style:paragraph-properties fo:margin-bottom="0in" fo:line-height="100%"/>
    </style:style>
    <style:style style:name="T129" style:parent-style-name="Absatz-Standardschriftart" style:family="text">
      <style:text-properties fo:language="en" fo:country="US"/>
    </style:style>
    <style:style style:name="T130" style:parent-style-name="Absatz-Standardschriftart" style:family="text">
      <style:text-properties fo:language="en" fo:country="US"/>
    </style:style>
    <style:style style:name="T131" style:parent-style-name="Absatz-Standardschriftart" style:family="text">
      <style:text-properties style:font-name="Segoe UI" style:font-name-complex="Segoe UI" fo:background-color="#FFFFFF" fo:language="en" fo:country="US"/>
    </style:style>
    <style:style style:name="T132" style:parent-style-name="Absatz-Standardschriftart" style:family="text">
      <style:text-properties style:font-name="Segoe UI" style:font-name-complex="Segoe UI" fo:color="#212529" fo:background-color="#FFFFFF" fo:language="en" fo:country="US"/>
    </style:style>
    <style:style style:name="T133" style:parent-style-name="Hyperlink" style:family="text">
      <style:text-properties style:font-name="Segoe UI" style:font-name-complex="Segoe UI" fo:background-color="#FFFFFF" fo:language="en" fo:country="US"/>
    </style:style>
    <style:style style:name="T134" style:parent-style-name="Absatz-Standardschriftart" style:family="text">
      <style:text-properties style:font-name="Segoe UI" style:font-name-complex="Segoe UI" fo:color="#212529" fo:background-color="#FFFFFF" fo:language="en" fo:country="US"/>
    </style:style>
    <style:style style:name="T135" style:parent-style-name="Hyperlink" style:family="text">
      <style:text-properties style:font-name="Segoe UI" style:font-name-complex="Segoe UI" fo:background-color="#FFFFFF" fo:language="en" fo:country="US"/>
    </style:style>
    <style:style style:name="T136" style:parent-style-name="Absatz-Standardschriftart" style:family="text">
      <style:text-properties style:font-name="Segoe UI" style:font-name-complex="Segoe UI" fo:color="#212529" fo:background-color="#FFFFFF" fo:language="en" fo:country="US"/>
    </style:style>
    <style:style style:name="TableCell137" style:family="table-cell">
      <style:table-cell-properties fo:border="0.0069in solid #999999" style:writing-mode="lr-tb" fo:padding-top="0in" fo:padding-left="0.075in" fo:padding-bottom="0in" fo:padding-right="0.075in"/>
    </style:style>
    <style:style style:name="P138" style:parent-style-name="Standard" style:family="paragraph">
      <style:paragraph-properties fo:margin-bottom="0in" fo:line-height="100%"/>
      <style:text-properties fo:language="en" fo:country="US"/>
    </style:style>
    <style:style style:name="TableRow139" style:family="table-row">
      <style:table-row-properties/>
    </style:style>
    <style:style style:name="TableCell140" style:family="table-cell">
      <style:table-cell-properties fo:border-top="0.0069in solid #999999" fo:border-left="0.0069in solid #999999" fo:border-bottom="0.0069in solid #999999" fo:border-right="0.0208in solid #000000" fo:background-color="#E7E6E6" style:writing-mode="lr-tb" fo:padding-top="0in" fo:padding-left="0.075in" fo:padding-bottom="0in" fo:padding-right="0.075in"/>
    </style:style>
    <style:style style:name="P141" style:parent-style-name="Standard" style:family="paragraph">
      <style:paragraph-properties fo:margin-bottom="0in" fo:line-height="100%"/>
      <style:text-properties style:font-name-complex="Arial" fo:font-weight="bold" style:font-weight-asian="bold" style:font-weight-complex="bold"/>
    </style:style>
    <style:style style:name="TableCell142" style:family="table-cell">
      <style:table-cell-properties fo:border="0.0069in solid #999999" style:writing-mode="lr-tb" fo:padding-top="0in" fo:padding-left="0.075in" fo:padding-bottom="0in" fo:padding-right="0.075in"/>
    </style:style>
    <style:style style:name="P143" style:parent-style-name="Standard" style:family="paragraph">
      <style:paragraph-properties fo:margin-bottom="0in" fo:line-height="100%"/>
    </style:style>
    <style:style style:name="TableCell144" style:family="table-cell">
      <style:table-cell-properties fo:border="0.0069in solid #999999" style:writing-mode="lr-tb" fo:padding-top="0in" fo:padding-left="0.075in" fo:padding-bottom="0in" fo:padding-right="0.075in"/>
    </style:style>
    <style:style style:name="P145" style:parent-style-name="Standard" style:family="paragraph">
      <style:paragraph-properties fo:margin-bottom="0in" fo:line-height="100%"/>
    </style:style>
    <style:style style:name="TableCell146" style:family="table-cell">
      <style:table-cell-properties fo:border="0.0069in solid #999999" style:writing-mode="lr-tb" fo:padding-top="0in" fo:padding-left="0.075in" fo:padding-bottom="0in" fo:padding-right="0.075in"/>
    </style:style>
    <style:style style:name="P147" style:parent-style-name="Standard" style:family="paragraph">
      <style:paragraph-properties fo:margin-bottom="0in" fo:line-height="100%"/>
    </style:style>
    <style:style style:name="TableCell148" style:family="table-cell">
      <style:table-cell-properties fo:border="0.0069in solid #999999" style:writing-mode="lr-tb" fo:padding-top="0in" fo:padding-left="0.075in" fo:padding-bottom="0in" fo:padding-right="0.075in"/>
    </style:style>
    <style:style style:name="P149" style:parent-style-name="Standard" style:family="paragraph">
      <style:paragraph-properties fo:margin-bottom="0in" fo:line-height="100%"/>
    </style:style>
    <style:style style:name="TableCell150" style:family="table-cell">
      <style:table-cell-properties fo:border="0.0069in solid #999999" style:writing-mode="lr-tb" fo:padding-top="0in" fo:padding-left="0.075in" fo:padding-bottom="0in" fo:padding-right="0.075in"/>
    </style:style>
    <style:style style:name="P151" style:parent-style-name="Standard" style:family="paragraph">
      <style:paragraph-properties fo:margin-bottom="0in" fo:line-height="100%"/>
    </style:style>
    <style:style style:name="TableRow152" style:family="table-row">
      <style:table-row-properties/>
    </style:style>
    <style:style style:name="TableCell153" style:family="table-cell">
      <style:table-cell-properties fo:border-top="0.0069in solid #999999" fo:border-left="0.0069in solid #999999" fo:border-bottom="0.0069in solid #999999" fo:border-right="0.0208in solid #000000" fo:background-color="#E7E6E6" style:writing-mode="lr-tb" fo:padding-top="0in" fo:padding-left="0.075in" fo:padding-bottom="0in" fo:padding-right="0.075in"/>
    </style:style>
    <style:style style:name="P154" style:parent-style-name="Standard" style:family="paragraph">
      <style:paragraph-properties fo:margin-bottom="0in" fo:line-height="100%"/>
      <style:text-properties style:font-name-complex="Arial" fo:font-weight="bold" style:font-weight-asian="bold" style:font-weight-complex="bold"/>
    </style:style>
    <style:style style:name="TableCell155" style:family="table-cell">
      <style:table-cell-properties fo:border="0.0069in solid #999999" style:writing-mode="lr-tb" fo:padding-top="0in" fo:padding-left="0.075in" fo:padding-bottom="0in" fo:padding-right="0.075in"/>
    </style:style>
    <style:style style:name="P156" style:parent-style-name="Standard" style:family="paragraph">
      <style:paragraph-properties fo:margin-bottom="0in" fo:line-height="100%"/>
    </style:style>
    <style:style style:name="P157" style:parent-style-name="Standard" style:family="paragraph">
      <style:paragraph-properties fo:margin-bottom="0in" fo:line-height="100%"/>
    </style:style>
    <style:style style:name="P158" style:parent-style-name="Standard" style:family="paragraph">
      <style:paragraph-properties fo:margin-bottom="0in" fo:line-height="100%"/>
    </style:style>
    <style:style style:name="T159" style:parent-style-name="Hyperlink" style:family="text">
      <style:text-properties style:font-name-complex="Arial" style:use-window-font-color="true" style:font-size-complex="10pt"/>
    </style:style>
    <style:style style:name="TableCell160" style:family="table-cell">
      <style:table-cell-properties fo:border="0.0069in solid #999999" style:writing-mode="lr-tb" fo:padding-top="0in" fo:padding-left="0.075in" fo:padding-bottom="0in" fo:padding-right="0.075in"/>
    </style:style>
    <style:style style:name="P161" style:parent-style-name="Standard" style:family="paragraph">
      <style:paragraph-properties fo:margin-bottom="0in" fo:line-height="100%"/>
    </style:style>
    <style:style style:name="TableCell162" style:family="table-cell">
      <style:table-cell-properties fo:border="0.0069in solid #999999" style:writing-mode="lr-tb" fo:padding-top="0in" fo:padding-left="0.075in" fo:padding-bottom="0in" fo:padding-right="0.075in"/>
    </style:style>
    <style:style style:name="P163" style:parent-style-name="Standard" style:family="paragraph">
      <style:paragraph-properties fo:margin-bottom="0in" fo:line-height="100%"/>
    </style:style>
    <style:style style:name="TableCell164" style:family="table-cell">
      <style:table-cell-properties fo:border="0.0069in solid #999999" style:writing-mode="lr-tb" fo:padding-top="0in" fo:padding-left="0.075in" fo:padding-bottom="0in" fo:padding-right="0.075in"/>
    </style:style>
    <style:style style:name="P165" style:parent-style-name="Standard" style:family="paragraph">
      <style:paragraph-properties fo:margin-bottom="0in" fo:line-height="100%"/>
    </style:style>
    <style:style style:name="TableCell166" style:family="table-cell">
      <style:table-cell-properties fo:border="0.0069in solid #999999" style:writing-mode="lr-tb" fo:padding-top="0in" fo:padding-left="0.075in" fo:padding-bottom="0in" fo:padding-right="0.075in"/>
    </style:style>
    <style:style style:name="P167" style:parent-style-name="Standard" style:family="paragraph">
      <style:paragraph-properties fo:margin-bottom="0in" fo:line-height="100%"/>
      <style:text-properties fo:font-size="10pt" style:font-size-asian="10pt"/>
    </style:style>
    <style:style style:name="TableRow168" style:family="table-row">
      <style:table-row-properties/>
    </style:style>
    <style:style style:name="TableCell169" style:family="table-cell">
      <style:table-cell-properties fo:border-top="0.0069in solid #999999" fo:border-left="0.0069in solid #999999" fo:border-bottom="0.0069in solid #999999" fo:border-right="0.0208in solid #000000" fo:background-color="#E7E6E6" style:writing-mode="lr-tb" fo:padding-top="0in" fo:padding-left="0.075in" fo:padding-bottom="0in" fo:padding-right="0.075in"/>
    </style:style>
    <style:style style:name="P170" style:parent-style-name="Standard" style:family="paragraph">
      <style:paragraph-properties fo:margin-bottom="0in" fo:line-height="100%"/>
      <style:text-properties style:font-name-complex="Arial" fo:font-weight="bold" style:font-weight-asian="bold" style:font-weight-complex="bold"/>
    </style:style>
    <style:style style:name="TableCell171" style:family="table-cell">
      <style:table-cell-properties fo:border="0.0069in solid #999999" style:writing-mode="lr-tb" fo:padding-top="0in" fo:padding-left="0.075in" fo:padding-bottom="0in" fo:padding-right="0.075in"/>
    </style:style>
    <style:style style:name="P172" style:parent-style-name="Standard" style:family="paragraph">
      <style:paragraph-properties fo:margin-bottom="0in" fo:line-height="100%"/>
    </style:style>
    <style:style style:name="T173" style:parent-style-name="Hyperlink" style:family="text">
      <style:text-properties style:use-window-font-color="true"/>
    </style:style>
    <style:style style:name="TableCell174" style:family="table-cell">
      <style:table-cell-properties fo:border="0.0069in solid #999999" style:writing-mode="lr-tb" fo:padding-top="0in" fo:padding-left="0.075in" fo:padding-bottom="0in" fo:padding-right="0.075in"/>
    </style:style>
    <style:style style:name="P175" style:parent-style-name="Standard" style:family="paragraph">
      <style:paragraph-properties fo:margin-bottom="0in" fo:line-height="100%"/>
    </style:style>
    <style:style style:name="TableCell176" style:family="table-cell">
      <style:table-cell-properties fo:border="0.0069in solid #999999" style:writing-mode="lr-tb" fo:padding-top="0in" fo:padding-left="0.075in" fo:padding-bottom="0in" fo:padding-right="0.075in"/>
    </style:style>
    <style:style style:name="P177" style:parent-style-name="Standard" style:family="paragraph">
      <style:paragraph-properties fo:margin-bottom="0in" fo:line-height="100%"/>
    </style:style>
    <style:style style:name="TableCell178" style:family="table-cell">
      <style:table-cell-properties fo:border="0.0069in solid #999999" style:writing-mode="lr-tb" fo:padding-top="0in" fo:padding-left="0.075in" fo:padding-bottom="0in" fo:padding-right="0.075in"/>
    </style:style>
    <style:style style:name="P179" style:parent-style-name="Standard" style:family="paragraph">
      <style:paragraph-properties fo:margin-bottom="0in" fo:line-height="100%"/>
      <style:text-properties fo:color="#A5A5A5"/>
    </style:style>
    <style:style style:name="TableCell180" style:family="table-cell">
      <style:table-cell-properties fo:border="0.0069in solid #999999" style:writing-mode="lr-tb" fo:padding-top="0in" fo:padding-left="0.075in" fo:padding-bottom="0in" fo:padding-right="0.075in"/>
    </style:style>
    <style:style style:name="P181" style:parent-style-name="Standard" style:family="paragraph">
      <style:paragraph-properties fo:margin-bottom="0in" fo:line-height="100%"/>
    </style:style>
    <style:style style:name="TableRow182" style:family="table-row">
      <style:table-row-properties/>
    </style:style>
    <style:style style:name="TableCell183" style:family="table-cell">
      <style:table-cell-properties fo:border-top="0.0069in solid #999999" fo:border-left="0.0069in solid #999999" fo:border-bottom="0.0069in solid #999999" fo:border-right="0.0208in solid #000000" fo:background-color="#E7E6E6" style:writing-mode="lr-tb" fo:padding-top="0in" fo:padding-left="0.075in" fo:padding-bottom="0in" fo:padding-right="0.075in"/>
    </style:style>
    <style:style style:name="P184" style:parent-style-name="Standard" style:family="paragraph">
      <style:paragraph-properties fo:margin-bottom="0in" fo:line-height="100%"/>
      <style:text-properties style:font-name-complex="Arial" fo:font-weight="bold" style:font-weight-asian="bold" style:font-weight-complex="bold"/>
    </style:style>
    <style:style style:name="TableCell185" style:family="table-cell">
      <style:table-cell-properties fo:border="0.0069in solid #999999" style:writing-mode="lr-tb" fo:padding-top="0in" fo:padding-left="0.075in" fo:padding-bottom="0in" fo:padding-right="0.075in"/>
    </style:style>
    <style:style style:name="P186" style:parent-style-name="Standard" style:family="paragraph">
      <style:paragraph-properties fo:margin-bottom="0in" fo:line-height="100%"/>
      <style:text-properties fo:color="#A5A5A5"/>
    </style:style>
    <style:style style:name="TableCell187" style:family="table-cell">
      <style:table-cell-properties fo:border="0.0069in solid #999999" style:writing-mode="lr-tb" fo:padding-top="0in" fo:padding-left="0.075in" fo:padding-bottom="0in" fo:padding-right="0.075in"/>
    </style:style>
    <style:style style:name="P188" style:parent-style-name="Standard" style:family="paragraph">
      <style:paragraph-properties fo:margin-bottom="0in" fo:line-height="100%"/>
    </style:style>
    <style:style style:name="TableCell189" style:family="table-cell">
      <style:table-cell-properties fo:border="0.0069in solid #999999" style:writing-mode="lr-tb" fo:padding-top="0in" fo:padding-left="0.075in" fo:padding-bottom="0in" fo:padding-right="0.075in"/>
    </style:style>
    <style:style style:name="P190" style:parent-style-name="Standard" style:family="paragraph">
      <style:paragraph-properties fo:margin-bottom="0in" fo:line-height="100%"/>
    </style:style>
    <style:style style:name="TableCell191" style:family="table-cell">
      <style:table-cell-properties fo:border="0.0069in solid #999999" style:writing-mode="lr-tb" fo:padding-top="0in" fo:padding-left="0.075in" fo:padding-bottom="0in" fo:padding-right="0.075in"/>
    </style:style>
    <style:style style:name="P192" style:parent-style-name="Standard" style:family="paragraph">
      <style:paragraph-properties fo:margin-bottom="0in" fo:line-height="100%"/>
      <style:text-properties fo:color="#A5A5A5"/>
    </style:style>
    <style:style style:name="TableCell193" style:family="table-cell">
      <style:table-cell-properties fo:border="0.0069in solid #999999" style:writing-mode="lr-tb" fo:padding-top="0in" fo:padding-left="0.075in" fo:padding-bottom="0in" fo:padding-right="0.075in"/>
    </style:style>
    <style:style style:name="P194" style:parent-style-name="Standard" style:family="paragraph">
      <style:paragraph-properties fo:margin-bottom="0in" fo:line-height="100%"/>
    </style:style>
    <style:style style:name="TableRow195" style:family="table-row">
      <style:table-row-properties/>
    </style:style>
    <style:style style:name="TableCell196" style:family="table-cell">
      <style:table-cell-properties fo:border-top="0.0069in solid #999999" fo:border-left="0.0069in solid #999999" fo:border-bottom="0.0069in solid #999999" fo:border-right="0.0208in solid #000000" fo:background-color="#E7E6E6" style:writing-mode="lr-tb" fo:padding-top="0in" fo:padding-left="0.075in" fo:padding-bottom="0in" fo:padding-right="0.075in"/>
    </style:style>
    <style:style style:name="P197" style:parent-style-name="Standard" style:family="paragraph">
      <style:paragraph-properties fo:margin-bottom="0in" fo:line-height="100%"/>
      <style:text-properties style:font-name-complex="Arial" fo:font-weight="bold" style:font-weight-asian="bold" style:font-weight-complex="bold"/>
    </style:style>
    <style:style style:name="TableCell198" style:family="table-cell">
      <style:table-cell-properties fo:border="0.0069in solid #999999" style:writing-mode="lr-tb" fo:padding-top="0in" fo:padding-left="0.075in" fo:padding-bottom="0in" fo:padding-right="0.075in"/>
    </style:style>
    <style:style style:name="P199" style:parent-style-name="Standard" style:family="paragraph">
      <style:paragraph-properties fo:margin-bottom="0in" fo:line-height="100%"/>
      <style:text-properties fo:color="#A5A5A5"/>
    </style:style>
    <style:style style:name="TableCell200" style:family="table-cell">
      <style:table-cell-properties fo:border="0.0069in solid #999999" style:writing-mode="lr-tb" fo:padding-top="0in" fo:padding-left="0.075in" fo:padding-bottom="0in" fo:padding-right="0.075in"/>
    </style:style>
    <style:style style:name="P201" style:parent-style-name="Standard" style:family="paragraph">
      <style:paragraph-properties fo:margin-bottom="0in" fo:line-height="100%"/>
    </style:style>
    <style:style style:name="TableCell202" style:family="table-cell">
      <style:table-cell-properties fo:border="0.0069in solid #999999" style:writing-mode="lr-tb" fo:padding-top="0in" fo:padding-left="0.075in" fo:padding-bottom="0in" fo:padding-right="0.075in"/>
    </style:style>
    <style:style style:name="P203" style:parent-style-name="Standard" style:family="paragraph">
      <style:paragraph-properties fo:margin-bottom="0in" fo:line-height="100%"/>
    </style:style>
    <style:style style:name="TableCell204" style:family="table-cell">
      <style:table-cell-properties fo:border="0.0069in solid #999999" style:writing-mode="lr-tb" fo:padding-top="0in" fo:padding-left="0.075in" fo:padding-bottom="0in" fo:padding-right="0.075in"/>
    </style:style>
    <style:style style:name="P205" style:parent-style-name="Standard" style:family="paragraph">
      <style:paragraph-properties fo:margin-bottom="0in" fo:line-height="100%"/>
      <style:text-properties fo:color="#A5A5A5"/>
    </style:style>
    <style:style style:name="TableCell206" style:family="table-cell">
      <style:table-cell-properties fo:border="0.0069in solid #999999" style:writing-mode="lr-tb" fo:padding-top="0in" fo:padding-left="0.075in" fo:padding-bottom="0in" fo:padding-right="0.075in"/>
    </style:style>
    <style:style style:name="P207" style:parent-style-name="Standard" style:family="paragraph">
      <style:paragraph-properties fo:margin-bottom="0in" fo:line-height="100%"/>
    </style:style>
    <style:style style:name="TableRow208" style:family="table-row">
      <style:table-row-properties/>
    </style:style>
    <style:style style:name="TableCell209" style:family="table-cell">
      <style:table-cell-properties fo:border-top="0.0069in solid #999999" fo:border-left="0.0069in solid #999999" fo:border-bottom="0.0069in solid #999999" fo:border-right="0.0208in solid #000000" fo:background-color="#E7E6E6" style:writing-mode="lr-tb" fo:padding-top="0in" fo:padding-left="0.075in" fo:padding-bottom="0in" fo:padding-right="0.075in"/>
    </style:style>
    <style:style style:name="P210" style:parent-style-name="Standard" style:family="paragraph">
      <style:paragraph-properties fo:margin-bottom="0in" fo:line-height="100%"/>
      <style:text-properties style:font-name-complex="Arial" fo:font-weight="bold" style:font-weight-asian="bold" style:font-weight-complex="bold"/>
    </style:style>
    <style:style style:name="TableCell211" style:family="table-cell">
      <style:table-cell-properties fo:border="0.0069in solid #999999" style:writing-mode="lr-tb" fo:padding-top="0in" fo:padding-left="0.075in" fo:padding-bottom="0in" fo:padding-right="0.075in"/>
    </style:style>
    <style:style style:name="P212" style:parent-style-name="Standard" style:family="paragraph">
      <style:paragraph-properties fo:margin-bottom="0in" fo:line-height="100%"/>
    </style:style>
    <style:style style:name="TableCell213" style:family="table-cell">
      <style:table-cell-properties fo:border="0.0069in solid #999999" style:writing-mode="lr-tb" fo:padding-top="0in" fo:padding-left="0.075in" fo:padding-bottom="0in" fo:padding-right="0.075in"/>
    </style:style>
    <style:style style:name="P214" style:parent-style-name="Standard" style:family="paragraph">
      <style:paragraph-properties fo:margin-bottom="0in" fo:line-height="100%"/>
    </style:style>
    <style:style style:name="TableCell215" style:family="table-cell">
      <style:table-cell-properties fo:border="0.0069in solid #999999" style:writing-mode="lr-tb" fo:padding-top="0in" fo:padding-left="0.075in" fo:padding-bottom="0in" fo:padding-right="0.075in"/>
    </style:style>
    <style:style style:name="P216" style:parent-style-name="Standard" style:family="paragraph">
      <style:paragraph-properties fo:margin-bottom="0in" fo:line-height="100%"/>
    </style:style>
    <style:style style:name="TableCell217" style:family="table-cell">
      <style:table-cell-properties fo:border="0.0069in solid #999999" style:writing-mode="lr-tb" fo:padding-top="0in" fo:padding-left="0.075in" fo:padding-bottom="0in" fo:padding-right="0.075in"/>
    </style:style>
    <style:style style:name="P218" style:parent-style-name="Standard" style:family="paragraph">
      <style:paragraph-properties fo:margin-bottom="0in" fo:line-height="100%"/>
      <style:text-properties fo:color="#A5A5A5"/>
    </style:style>
    <style:style style:name="TableCell219" style:family="table-cell">
      <style:table-cell-properties fo:border="0.0069in solid #999999" style:writing-mode="lr-tb" fo:padding-top="0in" fo:padding-left="0.075in" fo:padding-bottom="0in" fo:padding-right="0.075in"/>
    </style:style>
    <style:style style:name="P220" style:parent-style-name="Standard" style:family="paragraph">
      <style:paragraph-properties fo:margin-bottom="0in" fo:line-height="100%"/>
    </style:style>
    <style:style style:name="TableRow221" style:family="table-row">
      <style:table-row-properties/>
    </style:style>
    <style:style style:name="TableCell222" style:family="table-cell">
      <style:table-cell-properties fo:border-top="0.0069in solid #999999" fo:border-left="0.0069in solid #999999" fo:border-bottom="0.0069in solid #999999" fo:border-right="0.0208in solid #000000" fo:background-color="#E7E6E6" style:writing-mode="lr-tb" fo:padding-top="0in" fo:padding-left="0.075in" fo:padding-bottom="0in" fo:padding-right="0.075in"/>
    </style:style>
    <style:style style:name="P223" style:parent-style-name="Standard" style:family="paragraph">
      <style:paragraph-properties fo:margin-bottom="0in" fo:line-height="100%"/>
      <style:text-properties style:font-name-complex="Arial" fo:font-weight="bold" style:font-weight-asian="bold" style:font-weight-complex="bold"/>
    </style:style>
    <style:style style:name="TableCell224" style:family="table-cell">
      <style:table-cell-properties fo:border="0.0069in solid #999999" style:writing-mode="lr-tb" fo:padding-top="0in" fo:padding-left="0.075in" fo:padding-bottom="0in" fo:padding-right="0.075in"/>
    </style:style>
    <style:style style:name="P225" style:parent-style-name="Standard" style:family="paragraph">
      <style:paragraph-properties fo:margin-bottom="0in" fo:line-height="100%"/>
      <style:text-properties fo:color="#A5A5A5"/>
    </style:style>
    <style:style style:name="TableCell226" style:family="table-cell">
      <style:table-cell-properties fo:border="0.0069in solid #999999" style:writing-mode="lr-tb" fo:padding-top="0in" fo:padding-left="0.075in" fo:padding-bottom="0in" fo:padding-right="0.075in"/>
    </style:style>
    <style:style style:name="P227" style:parent-style-name="Standard" style:family="paragraph">
      <style:paragraph-properties fo:margin-bottom="0in" fo:line-height="100%"/>
    </style:style>
    <style:style style:name="T228" style:parent-style-name="Absatz-Standardschriftart" style:family="text">
      <style:text-properties fo:language="en" fo:country="US"/>
    </style:style>
    <style:style style:name="T229" style:parent-style-name="Absatz-Standardschriftart" style:family="text">
      <style:text-properties fo:language="en" fo:country="US"/>
    </style:style>
    <style:style style:name="T230" style:parent-style-name="Absatz-Standardschriftart" style:family="text">
      <style:text-properties fo:language="en" fo:country="US"/>
    </style:style>
    <style:style style:name="T231" style:parent-style-name="Absatz-Standardschriftart" style:family="text">
      <style:text-properties fo:language="en" fo:country="US"/>
    </style:style>
    <style:style style:name="T232" style:parent-style-name="Absatz-Standardschriftart" style:family="text">
      <style:text-properties fo:language="en" fo:country="US"/>
    </style:style>
    <style:style style:name="P233" style:parent-style-name="Standard" style:family="paragraph">
      <style:paragraph-properties fo:margin-bottom="0in" fo:line-height="100%"/>
    </style:style>
    <style:style style:name="TableCell234" style:family="table-cell">
      <style:table-cell-properties fo:border="0.0069in solid #999999" style:writing-mode="lr-tb" fo:padding-top="0in" fo:padding-left="0.075in" fo:padding-bottom="0in" fo:padding-right="0.075in"/>
    </style:style>
    <style:style style:name="P235" style:parent-style-name="Standard" style:family="paragraph">
      <style:paragraph-properties fo:margin-bottom="0in" fo:line-height="100%"/>
    </style:style>
    <style:style style:name="TableCell236" style:family="table-cell">
      <style:table-cell-properties fo:border="0.0069in solid #999999" style:writing-mode="lr-tb" fo:padding-top="0in" fo:padding-left="0.075in" fo:padding-bottom="0in" fo:padding-right="0.075in"/>
    </style:style>
    <style:style style:name="P237" style:parent-style-name="Standard" style:family="paragraph">
      <style:paragraph-properties fo:margin-bottom="0in" fo:line-height="100%"/>
      <style:text-properties fo:color="#A5A5A5"/>
    </style:style>
    <style:style style:name="TableCell238" style:family="table-cell">
      <style:table-cell-properties fo:border="0.0069in solid #999999" style:writing-mode="lr-tb" fo:padding-top="0in" fo:padding-left="0.075in" fo:padding-bottom="0in" fo:padding-right="0.075in"/>
    </style:style>
    <style:style style:name="P239" style:parent-style-name="Standard" style:family="paragraph">
      <style:paragraph-properties fo:margin-bottom="0in" fo:line-height="100%"/>
    </style:style>
    <style:style style:name="TableRow240" style:family="table-row">
      <style:table-row-properties/>
    </style:style>
    <style:style style:name="TableCell241" style:family="table-cell">
      <style:table-cell-properties fo:border-top="0.0069in solid #999999" fo:border-left="0.0069in solid #999999" fo:border-bottom="0.0069in solid #999999" fo:border-right="0.0208in solid #000000" fo:background-color="#E7E6E6" style:writing-mode="lr-tb" fo:padding-top="0in" fo:padding-left="0.075in" fo:padding-bottom="0in" fo:padding-right="0.075in"/>
    </style:style>
    <style:style style:name="P242" style:parent-style-name="Standard" style:family="paragraph">
      <style:paragraph-properties fo:margin-bottom="0in" fo:line-height="100%"/>
    </style:style>
    <style:style style:name="T243" style:parent-style-name="Absatz-Standardschriftart" style:family="text">
      <style:text-properties style:font-name-complex="Arial" style:font-weight-complex="bold"/>
    </style:style>
    <style:style style:name="TableCell244" style:family="table-cell">
      <style:table-cell-properties fo:border="0.0069in solid #999999" style:writing-mode="lr-tb" fo:padding-top="0in" fo:padding-left="0.075in" fo:padding-bottom="0in" fo:padding-right="0.075in"/>
    </style:style>
    <style:style style:name="P245" style:parent-style-name="Standard" style:family="paragraph">
      <style:paragraph-properties fo:margin-bottom="0in" fo:line-height="100%"/>
      <style:text-properties fo:color="#A5A5A5" fo:font-size="10pt" style:font-size-asian="10pt"/>
    </style:style>
    <style:style style:name="TableCell246" style:family="table-cell">
      <style:table-cell-properties fo:border="0.0069in solid #999999" style:writing-mode="lr-tb" fo:padding-top="0in" fo:padding-left="0.075in" fo:padding-bottom="0in" fo:padding-right="0.075in"/>
    </style:style>
    <style:style style:name="P247" style:parent-style-name="Standard" style:family="paragraph">
      <style:paragraph-properties fo:margin-bottom="0in" fo:line-height="100%"/>
    </style:style>
    <style:style style:name="T248" style:parent-style-name="Hyperlink" style:family="text">
      <style:text-properties fo:font-weight="bold" style:font-weight-asian="bold" style:font-weight-complex="bold"/>
    </style:style>
    <style:style style:name="P249" style:parent-style-name="Standard" style:family="paragraph">
      <style:paragraph-properties fo:margin-bottom="0in" fo:line-height="100%"/>
    </style:style>
    <style:style style:name="TableCell250" style:family="table-cell">
      <style:table-cell-properties fo:border="0.0069in solid #999999" style:writing-mode="lr-tb" fo:padding-top="0in" fo:padding-left="0.075in" fo:padding-bottom="0in" fo:padding-right="0.075in"/>
    </style:style>
    <style:style style:name="P251" style:parent-style-name="Standard" style:family="paragraph">
      <style:paragraph-properties fo:margin-bottom="0in" fo:line-height="100%"/>
    </style:style>
    <style:style style:name="TableCell252" style:family="table-cell">
      <style:table-cell-properties fo:border="0.0069in solid #999999" style:writing-mode="lr-tb" fo:padding-top="0in" fo:padding-left="0.075in" fo:padding-bottom="0in" fo:padding-right="0.075in"/>
    </style:style>
    <style:style style:name="P253" style:parent-style-name="Standard" style:family="paragraph">
      <style:paragraph-properties fo:margin-bottom="0in" fo:line-height="100%"/>
    </style:style>
    <style:style style:name="T254" style:parent-style-name="Absatz-Standardschriftart" style:family="text">
      <style:text-properties fo:color="#A5A5A5" fo:language="en" fo:country="US"/>
    </style:style>
    <style:style style:name="TableCell255" style:family="table-cell">
      <style:table-cell-properties fo:border="0.0069in solid #999999" style:writing-mode="lr-tb" fo:padding-top="0in" fo:padding-left="0.075in" fo:padding-bottom="0in" fo:padding-right="0.075in"/>
    </style:style>
    <style:style style:name="P256" style:parent-style-name="Standard" style:family="paragraph">
      <style:paragraph-properties fo:margin-bottom="0in" fo:line-height="100%"/>
    </style:style>
    <style:style style:name="TableRow257" style:family="table-row">
      <style:table-row-properties/>
    </style:style>
    <style:style style:name="TableCell258" style:family="table-cell">
      <style:table-cell-properties fo:border-top="0.0069in solid #999999" fo:border-left="0.0069in solid #999999" fo:border-bottom="0.0069in solid #999999" fo:border-right="0.0208in solid #000000" fo:background-color="#E7E6E6" style:writing-mode="lr-tb" fo:padding-top="0in" fo:padding-left="0.075in" fo:padding-bottom="0in" fo:padding-right="0.075in"/>
    </style:style>
    <style:style style:name="P259" style:parent-style-name="Standard" style:family="paragraph">
      <style:paragraph-properties fo:margin-bottom="0in" fo:line-height="100%"/>
    </style:style>
    <style:style style:name="T260" style:parent-style-name="Absatz-Standardschriftart" style:family="text">
      <style:text-properties style:font-name-complex="Arial" style:font-weight-complex="bold"/>
    </style:style>
    <style:style style:name="T261" style:parent-style-name="Absatz-Standardschriftart" style:family="text">
      <style:text-properties style:font-name-complex="Arial" style:font-weight-complex="bold"/>
    </style:style>
    <style:style style:name="TableCell262" style:family="table-cell">
      <style:table-cell-properties fo:border="0.0069in solid #999999" style:writing-mode="lr-tb" fo:padding-top="0in" fo:padding-left="0.075in" fo:padding-bottom="0in" fo:padding-right="0.075in"/>
    </style:style>
    <style:style style:name="P263" style:parent-style-name="Standard" style:family="paragraph">
      <style:paragraph-properties fo:margin-bottom="0in" fo:line-height="100%"/>
    </style:style>
    <style:style style:name="TableCell264" style:family="table-cell">
      <style:table-cell-properties fo:border="0.0069in solid #999999" style:writing-mode="lr-tb" fo:padding-top="0in" fo:padding-left="0.075in" fo:padding-bottom="0in" fo:padding-right="0.075in"/>
    </style:style>
    <style:style style:name="P265" style:parent-style-name="Standard" style:family="paragraph">
      <style:paragraph-properties fo:margin-bottom="0in" fo:line-height="100%"/>
    </style:style>
    <style:style style:name="TableCell266" style:family="table-cell">
      <style:table-cell-properties fo:border="0.0069in solid #999999" style:writing-mode="lr-tb" fo:padding-top="0in" fo:padding-left="0.075in" fo:padding-bottom="0in" fo:padding-right="0.075in"/>
    </style:style>
    <style:style style:name="P267" style:parent-style-name="Standard" style:family="paragraph">
      <style:paragraph-properties fo:margin-bottom="0in" fo:line-height="100%"/>
    </style:style>
    <style:style style:name="TableCell268" style:family="table-cell">
      <style:table-cell-properties fo:border="0.0069in solid #999999" style:writing-mode="lr-tb" fo:padding-top="0in" fo:padding-left="0.075in" fo:padding-bottom="0in" fo:padding-right="0.075in"/>
    </style:style>
    <style:style style:name="P269" style:parent-style-name="Standard" style:family="paragraph">
      <style:paragraph-properties fo:margin-bottom="0in" fo:line-height="100%"/>
    </style:style>
    <style:style style:name="TableCell270" style:family="table-cell">
      <style:table-cell-properties fo:border="0.0069in solid #999999" style:writing-mode="lr-tb" fo:padding-top="0in" fo:padding-left="0.075in" fo:padding-bottom="0in" fo:padding-right="0.075in"/>
    </style:style>
    <style:style style:name="P271" style:parent-style-name="Standard" style:family="paragraph">
      <style:paragraph-properties fo:margin-bottom="0in" fo:line-height="100%"/>
    </style:style>
    <style:style style:name="TableRow272" style:family="table-row">
      <style:table-row-properties/>
    </style:style>
    <style:style style:name="TableCell273" style:family="table-cell">
      <style:table-cell-properties fo:border-top="0.0069in solid #999999" fo:border-left="0.0069in solid #999999" fo:border-bottom="0.0069in solid #999999" fo:border-right="0.0208in solid #000000" fo:background-color="#E7E6E6" style:writing-mode="lr-tb" fo:padding-top="0in" fo:padding-left="0.075in" fo:padding-bottom="0in" fo:padding-right="0.075in"/>
    </style:style>
    <style:style style:name="P274" style:parent-style-name="Standard" style:family="paragraph">
      <style:paragraph-properties fo:margin-bottom="0in" fo:line-height="100%"/>
    </style:style>
    <style:style style:name="T275" style:parent-style-name="Absatz-Standardschriftart" style:family="text">
      <style:text-properties style:font-name-complex="Arial"/>
    </style:style>
    <style:style style:name="TableCell276" style:family="table-cell">
      <style:table-cell-properties fo:border="0.0069in solid #999999" style:writing-mode="lr-tb" fo:padding-top="0in" fo:padding-left="0.075in" fo:padding-bottom="0in" fo:padding-right="0.075in"/>
    </style:style>
    <style:style style:name="P277" style:parent-style-name="Standard" style:family="paragraph">
      <style:paragraph-properties fo:margin-bottom="0in" fo:line-height="100%"/>
      <style:text-properties fo:color="#A5A5A5"/>
    </style:style>
    <style:style style:name="TableCell278" style:family="table-cell">
      <style:table-cell-properties fo:border="0.0069in solid #999999" style:writing-mode="lr-tb" fo:padding-top="0in" fo:padding-left="0.075in" fo:padding-bottom="0in" fo:padding-right="0.075in"/>
    </style:style>
    <style:style style:name="P279" style:parent-style-name="Standard" style:family="paragraph">
      <style:paragraph-properties fo:margin-bottom="0in" fo:line-height="100%"/>
    </style:style>
    <style:style style:name="TableCell280" style:family="table-cell">
      <style:table-cell-properties fo:border="0.0069in solid #999999" style:writing-mode="lr-tb" fo:padding-top="0in" fo:padding-left="0.075in" fo:padding-bottom="0in" fo:padding-right="0.075in"/>
    </style:style>
    <style:style style:name="P281" style:parent-style-name="Standard" style:family="paragraph">
      <style:paragraph-properties fo:margin-bottom="0in" fo:line-height="100%"/>
    </style:style>
    <style:style style:name="TableCell282" style:family="table-cell">
      <style:table-cell-properties fo:border="0.0069in solid #999999" style:writing-mode="lr-tb" fo:padding-top="0in" fo:padding-left="0.075in" fo:padding-bottom="0in" fo:padding-right="0.075in"/>
    </style:style>
    <style:style style:name="P283" style:parent-style-name="Standard" style:family="paragraph">
      <style:paragraph-properties fo:margin-bottom="0in" fo:line-height="100%"/>
    </style:style>
    <style:style style:name="TableCell284" style:family="table-cell">
      <style:table-cell-properties fo:border="0.0069in solid #999999" style:writing-mode="lr-tb" fo:padding-top="0in" fo:padding-left="0.075in" fo:padding-bottom="0in" fo:padding-right="0.075in"/>
    </style:style>
    <style:style style:name="P285" style:parent-style-name="Standard" style:family="paragraph">
      <style:paragraph-properties fo:margin-bottom="0in" fo:line-height="100%"/>
    </style:style>
    <style:style style:name="TableRow286" style:family="table-row">
      <style:table-row-properties/>
    </style:style>
    <style:style style:name="TableCell287" style:family="table-cell">
      <style:table-cell-properties fo:border-top="0.0069in solid #999999" fo:border-left="0.0069in solid #999999" fo:border-bottom="0.0069in solid #999999" fo:border-right="0.0208in solid #000000" fo:background-color="#E7E6E6" style:writing-mode="lr-tb" fo:padding-top="0in" fo:padding-left="0.075in" fo:padding-bottom="0in" fo:padding-right="0.075in"/>
    </style:style>
    <style:style style:name="P288" style:parent-style-name="Standard" style:family="paragraph">
      <style:paragraph-properties fo:margin-bottom="0in" fo:line-height="100%"/>
    </style:style>
    <style:style style:name="T289" style:parent-style-name="Absatz-Standardschriftart" style:family="text">
      <style:text-properties style:font-name-complex="Arial" style:font-weight-complex="bold"/>
    </style:style>
    <style:style style:name="TableCell290" style:family="table-cell">
      <style:table-cell-properties fo:border="0.0069in solid #999999" style:writing-mode="lr-tb" fo:padding-top="0in" fo:padding-left="0.075in" fo:padding-bottom="0in" fo:padding-right="0.075in"/>
    </style:style>
    <style:style style:name="P291" style:parent-style-name="Standard" style:family="paragraph">
      <style:paragraph-properties fo:margin-bottom="0in" fo:line-height="100%"/>
      <style:text-properties fo:color="#A5A5A5"/>
    </style:style>
    <style:style style:name="TableCell292" style:family="table-cell">
      <style:table-cell-properties fo:border="0.0069in solid #999999" style:writing-mode="lr-tb" fo:padding-top="0in" fo:padding-left="0.075in" fo:padding-bottom="0in" fo:padding-right="0.075in"/>
    </style:style>
    <style:style style:name="P293" style:parent-style-name="Standard" style:family="paragraph">
      <style:paragraph-properties fo:margin-bottom="0in" fo:line-height="100%"/>
    </style:style>
    <style:style style:name="TableCell294" style:family="table-cell">
      <style:table-cell-properties fo:border="0.0069in solid #999999" style:writing-mode="lr-tb" fo:padding-top="0in" fo:padding-left="0.075in" fo:padding-bottom="0in" fo:padding-right="0.075in"/>
    </style:style>
    <style:style style:name="P295" style:parent-style-name="Standard" style:family="paragraph">
      <style:paragraph-properties fo:margin-bottom="0in" fo:line-height="100%"/>
    </style:style>
    <style:style style:name="TableCell296" style:family="table-cell">
      <style:table-cell-properties fo:border="0.0069in solid #999999" style:writing-mode="lr-tb" fo:padding-top="0in" fo:padding-left="0.075in" fo:padding-bottom="0in" fo:padding-right="0.075in"/>
    </style:style>
    <style:style style:name="P297" style:parent-style-name="Standard" style:family="paragraph">
      <style:paragraph-properties fo:margin-bottom="0in" fo:line-height="100%"/>
      <style:text-properties fo:color="#A5A5A5"/>
    </style:style>
    <style:style style:name="TableCell298" style:family="table-cell">
      <style:table-cell-properties fo:border="0.0069in solid #999999" style:writing-mode="lr-tb" fo:padding-top="0in" fo:padding-left="0.075in" fo:padding-bottom="0in" fo:padding-right="0.075in"/>
    </style:style>
    <style:style style:name="P299" style:parent-style-name="Standard" style:family="paragraph">
      <style:paragraph-properties fo:margin-bottom="0in" fo:line-height="100%"/>
    </style:style>
    <style:style style:name="TableRow300" style:family="table-row">
      <style:table-row-properties/>
    </style:style>
    <style:style style:name="TableCell301" style:family="table-cell">
      <style:table-cell-properties fo:border-top="0.0069in solid #999999" fo:border-left="0.0069in solid #999999" fo:border-bottom="0.0069in solid #999999" fo:border-right="0.0208in solid #000000" fo:background-color="#E7E6E6" style:writing-mode="lr-tb" fo:padding-top="0in" fo:padding-left="0.075in" fo:padding-bottom="0in" fo:padding-right="0.075in"/>
    </style:style>
    <style:style style:name="P302" style:parent-style-name="Standard" style:family="paragraph">
      <style:paragraph-properties fo:margin-bottom="0in" fo:line-height="100%"/>
    </style:style>
    <style:style style:name="T303" style:parent-style-name="Absatz-Standardschriftart" style:family="text">
      <style:text-properties style:font-name-complex="Arial" style:font-weight-complex="bold"/>
    </style:style>
    <style:style style:name="T304" style:parent-style-name="Absatz-Standardschriftart" style:family="text">
      <style:text-properties style:font-name-complex="Arial" style:font-weight-complex="bold"/>
    </style:style>
    <style:style style:name="T305" style:parent-style-name="Absatz-Standardschriftart" style:family="text">
      <style:text-properties style:font-name-complex="Arial" style:font-weight-complex="bold"/>
    </style:style>
    <style:style style:name="TableCell306" style:family="table-cell">
      <style:table-cell-properties fo:border="0.0069in solid #999999" style:writing-mode="lr-tb" fo:padding-top="0in" fo:padding-left="0.075in" fo:padding-bottom="0in" fo:padding-right="0.075in"/>
    </style:style>
    <style:style style:name="P307" style:parent-style-name="Standard" style:family="paragraph">
      <style:paragraph-properties fo:margin-bottom="0in" fo:line-height="100%"/>
      <style:text-properties fo:color="#A5A5A5"/>
    </style:style>
    <style:style style:name="TableCell308" style:family="table-cell">
      <style:table-cell-properties fo:border="0.0069in solid #999999" style:writing-mode="lr-tb" fo:padding-top="0in" fo:padding-left="0.075in" fo:padding-bottom="0in" fo:padding-right="0.075in"/>
    </style:style>
    <style:style style:name="P309" style:parent-style-name="Standard" style:family="paragraph">
      <style:paragraph-properties fo:margin-bottom="0in" fo:line-height="100%"/>
    </style:style>
    <style:style style:name="TableCell310" style:family="table-cell">
      <style:table-cell-properties fo:border="0.0069in solid #999999" style:writing-mode="lr-tb" fo:padding-top="0in" fo:padding-left="0.075in" fo:padding-bottom="0in" fo:padding-right="0.075in"/>
    </style:style>
    <style:style style:name="P311" style:parent-style-name="Standard" style:family="paragraph">
      <style:paragraph-properties fo:margin-bottom="0in" fo:line-height="100%"/>
    </style:style>
    <style:style style:name="TableCell312" style:family="table-cell">
      <style:table-cell-properties fo:border="0.0069in solid #999999" style:writing-mode="lr-tb" fo:padding-top="0in" fo:padding-left="0.075in" fo:padding-bottom="0in" fo:padding-right="0.075in"/>
    </style:style>
    <style:style style:name="P313" style:parent-style-name="Standard" style:family="paragraph">
      <style:paragraph-properties fo:margin-bottom="0in" fo:line-height="100%"/>
      <style:text-properties fo:color="#A5A5A5"/>
    </style:style>
    <style:style style:name="TableCell314" style:family="table-cell">
      <style:table-cell-properties fo:border="0.0069in solid #999999" style:writing-mode="lr-tb" fo:padding-top="0in" fo:padding-left="0.075in" fo:padding-bottom="0in" fo:padding-right="0.075in"/>
    </style:style>
    <style:style style:name="P315" style:parent-style-name="Standard" style:family="paragraph">
      <style:paragraph-properties fo:margin-bottom="0in" fo:line-height="100%"/>
    </style:style>
    <style:style style:name="T316" style:parent-style-name="Absatz-Standardschriftart" style:family="text">
      <style:text-properties fo:font-weight="bold" style:font-weight-asian="bold" style:font-weight-complex="bold"/>
    </style:style>
    <style:style style:name="TableRow317" style:family="table-row">
      <style:table-row-properties/>
    </style:style>
    <style:style style:name="TableCell318" style:family="table-cell">
      <style:table-cell-properties fo:border-top="0.0069in solid #999999" fo:border-left="0.0069in solid #999999" fo:border-bottom="0.0069in solid #999999" fo:border-right="0.0208in solid #000000" fo:background-color="#E7E6E6" style:writing-mode="lr-tb" fo:padding-top="0in" fo:padding-left="0.075in" fo:padding-bottom="0in" fo:padding-right="0.075in"/>
    </style:style>
    <style:style style:name="P319" style:parent-style-name="Standard" style:family="paragraph">
      <style:paragraph-properties fo:margin-bottom="0in" fo:line-height="100%"/>
      <style:text-properties style:font-name-complex="Arial" fo:font-weight="bold" style:font-weight-asian="bold" style:font-weight-complex="bold"/>
    </style:style>
    <style:style style:name="TableCell320" style:family="table-cell">
      <style:table-cell-properties fo:border="0.0069in solid #999999" style:writing-mode="lr-tb" fo:padding-top="0in" fo:padding-left="0.075in" fo:padding-bottom="0in" fo:padding-right="0.075in"/>
    </style:style>
    <style:style style:name="P321" style:parent-style-name="Standard" style:family="paragraph">
      <style:paragraph-properties fo:margin-bottom="0in" fo:line-height="100%"/>
    </style:style>
    <style:style style:name="P322" style:parent-style-name="Standard" style:family="paragraph">
      <style:paragraph-properties fo:margin-bottom="0in" fo:line-height="100%"/>
    </style:style>
    <style:style style:name="TableCell323" style:family="table-cell">
      <style:table-cell-properties fo:border="0.0069in solid #999999" style:writing-mode="lr-tb" fo:padding-top="0in" fo:padding-left="0.075in" fo:padding-bottom="0in" fo:padding-right="0.075in"/>
    </style:style>
    <style:style style:name="P324" style:parent-style-name="Standard" style:family="paragraph">
      <style:paragraph-properties fo:margin-bottom="0in" fo:line-height="100%"/>
    </style:style>
    <style:style style:name="TableCell325" style:family="table-cell">
      <style:table-cell-properties fo:border="0.0069in solid #999999" style:writing-mode="lr-tb" fo:padding-top="0in" fo:padding-left="0.075in" fo:padding-bottom="0in" fo:padding-right="0.075in"/>
    </style:style>
    <style:style style:name="P326" style:parent-style-name="Standard" style:family="paragraph">
      <style:paragraph-properties fo:margin-bottom="0in" fo:line-height="100%"/>
    </style:style>
    <style:style style:name="T327" style:parent-style-name="Absatz-Standardschriftart" style:family="text">
      <style:text-properties fo:font-weight="bold" style:font-weight-asian="bold" style:font-weight-complex="bold" fo:color="#FF0000"/>
    </style:style>
    <style:style style:name="TableCell328" style:family="table-cell">
      <style:table-cell-properties fo:border="0.0069in solid #999999" style:writing-mode="lr-tb" fo:padding-top="0in" fo:padding-left="0.075in" fo:padding-bottom="0in" fo:padding-right="0.075in"/>
    </style:style>
    <style:style style:name="P329" style:parent-style-name="Standard" style:family="paragraph">
      <style:paragraph-properties fo:margin-bottom="0in" fo:line-height="100%"/>
    </style:style>
    <style:style style:name="P330" style:parent-style-name="Standard" style:family="paragraph">
      <style:paragraph-properties fo:margin-bottom="0in" fo:line-height="100%"/>
    </style:style>
    <style:style style:name="P331" style:parent-style-name="Standard" style:family="paragraph">
      <style:paragraph-properties fo:margin-bottom="0in" fo:line-height="100%"/>
    </style:style>
    <style:style style:name="TableCell332" style:family="table-cell">
      <style:table-cell-properties fo:border="0.0069in solid #999999" style:writing-mode="lr-tb" fo:padding-top="0in" fo:padding-left="0.075in" fo:padding-bottom="0in" fo:padding-right="0.075in"/>
    </style:style>
    <style:style style:name="P333" style:parent-style-name="Standard" style:family="paragraph">
      <style:paragraph-properties fo:margin-bottom="0in" fo:line-height="100%"/>
    </style:style>
    <style:style style:name="P334" style:parent-style-name="Standard" style:family="paragraph">
      <style:paragraph-properties fo:margin-bottom="0in" fo:line-height="100%"/>
    </style:style>
    <style:style style:name="P335" style:parent-style-name="Standard" style:family="paragraph">
      <style:paragraph-properties fo:margin-bottom="0in" fo:line-height="100%"/>
    </style:style>
    <style:style style:name="P336" style:parent-style-name="Standard" style:family="paragraph">
      <style:paragraph-properties fo:margin-bottom="0in" fo:line-height="100%"/>
    </style:style>
    <style:style style:name="P337" style:parent-style-name="Standard" style:family="paragraph">
      <style:paragraph-properties fo:margin-bottom="0in" fo:line-height="100%"/>
    </style:style>
    <style:style style:name="P338" style:parent-style-name="Standard" style:family="paragraph">
      <style:paragraph-properties fo:margin-bottom="0in" fo:line-height="100%"/>
    </style:style>
    <style:style style:name="T339" style:parent-style-name="Absatz-Standardschriftart" style:family="text">
      <style:text-properties fo:font-weight="bold" style:font-weight-asian="bold" style:font-weight-complex="bold" style:text-underline-type="single" style:text-underline-style="solid" style:text-underline-width="auto" style:text-underline-mode="continuous"/>
    </style:style>
    <style:style style:name="P340"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ableColumn342" style:family="table-column">
      <style:table-column-properties style:column-width="2.1625in"/>
    </style:style>
    <style:style style:name="TableColumn343" style:family="table-column">
      <style:table-column-properties style:column-width="8.5236in"/>
    </style:style>
    <style:style style:name="Table341" style:family="table">
      <style:table-properties style:width="10.6861in" fo:margin-left="0in" table:align="left"/>
    </style:style>
    <style:style style:name="TableRow344" style:family="table-row">
      <style:table-row-properties/>
    </style:style>
    <style:style style:name="TableCell345"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346" style:parent-style-name="Standard" style:family="paragraph">
      <style:paragraph-properties fo:margin-bottom="0in" fo:line-height="100%"/>
      <style:text-properties fo:font-weight="bold" style:font-weight-asian="bold" style:font-weight-complex="bold"/>
    </style:style>
    <style:style style:name="TableCell347"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348" style:parent-style-name="Standard" style:family="paragraph">
      <style:paragraph-properties fo:margin-bottom="0in" fo:line-height="100%"/>
      <style:text-properties fo:font-weight="bold" style:font-weight-asian="bold" style:font-weight-complex="bold"/>
    </style:style>
    <style:style style:name="TableRow349" style:family="table-row">
      <style:table-row-properties/>
    </style:style>
    <style:style style:name="TableCell350" style:family="table-cell">
      <style:table-cell-properties fo:border="0.0069in solid #999999" style:writing-mode="lr-tb" fo:padding-top="0in" fo:padding-left="0.075in" fo:padding-bottom="0in" fo:padding-right="0.075in"/>
    </style:style>
    <style:style style:name="P351" style:parent-style-name="Standard" style:family="paragraph">
      <style:paragraph-properties fo:margin-bottom="0in" fo:line-height="100%"/>
    </style:style>
    <style:style style:name="T352" style:parent-style-name="Hyperlink" style:family="text">
      <style:text-properties fo:font-weight="bold" style:font-weight-asian="bold" style:font-weight-complex="bold" fo:background-color="#D3D3D3"/>
    </style:style>
    <style:style style:name="TableCell353" style:family="table-cell">
      <style:table-cell-properties fo:border="0.0069in solid #999999" style:writing-mode="lr-tb" fo:padding-top="0in" fo:padding-left="0.075in" fo:padding-bottom="0in" fo:padding-right="0.075in"/>
    </style:style>
    <style:style style:name="P354" style:parent-style-name="Listenabsatz" style:list-style-name="LFO3" style:family="paragraph">
      <style:paragraph-properties fo:margin-bottom="0in" fo:line-height="100%"/>
      <style:text-properties fo:background-color="#D3D3D3"/>
    </style:style>
    <style:style style:name="TableRow355" style:family="table-row">
      <style:table-row-properties/>
    </style:style>
    <style:style style:name="TableCell356" style:family="table-cell">
      <style:table-cell-properties fo:border="0.0069in solid #999999" style:writing-mode="lr-tb" fo:padding-top="0in" fo:padding-left="0.075in" fo:padding-bottom="0in" fo:padding-right="0.075in"/>
    </style:style>
    <style:style style:name="P357" style:parent-style-name="Standard" style:family="paragraph">
      <style:paragraph-properties fo:margin-bottom="0in" fo:line-height="100%"/>
    </style:style>
    <style:style style:name="T358" style:parent-style-name="Hyperlink" style:family="text">
      <style:text-properties fo:font-weight="bold" style:font-weight-asian="bold" style:font-weight-complex="bold" fo:background-color="#00FF00"/>
    </style:style>
    <style:style style:name="T359" style:parent-style-name="Hyperlink" style:family="text">
      <style:text-properties fo:font-weight="bold" style:font-weight-asian="bold" style:font-weight-complex="bold" fo:background-color="#00FF00"/>
    </style:style>
    <style:style style:name="TableCell360" style:family="table-cell">
      <style:table-cell-properties fo:border="0.0069in solid #999999" style:writing-mode="lr-tb" fo:padding-top="0in" fo:padding-left="0.075in" fo:padding-bottom="0in" fo:padding-right="0.075in"/>
    </style:style>
    <style:style style:name="P361" style:parent-style-name="Listenabsatz" style:list-style-name="LFO1" style:family="paragraph">
      <style:paragraph-properties fo:margin-bottom="0in" fo:line-height="100%"/>
    </style:style>
    <style:style style:name="P362" style:parent-style-name="Listenabsatz" style:list-style-name="LFO1" style:family="paragraph">
      <style:paragraph-properties fo:margin-bottom="0in" fo:line-height="100%"/>
    </style:style>
    <style:style style:name="P363" style:parent-style-name="Listenabsatz" style:list-style-name="LFO1" style:family="paragraph">
      <style:paragraph-properties fo:margin-bottom="0in" fo:line-height="100%"/>
    </style:style>
    <style:style style:name="P364" style:parent-style-name="Listenabsatz" style:list-style-name="LFO1" style:family="paragraph">
      <style:paragraph-properties fo:margin-bottom="0in" fo:line-height="100%"/>
    </style:style>
    <style:style style:name="TableRow365" style:family="table-row">
      <style:table-row-properties/>
    </style:style>
    <style:style style:name="TableCell366" style:family="table-cell">
      <style:table-cell-properties fo:border="0.0069in solid #999999" style:writing-mode="lr-tb" fo:padding-top="0in" fo:padding-left="0.075in" fo:padding-bottom="0in" fo:padding-right="0.075in"/>
    </style:style>
    <style:style style:name="P367" style:parent-style-name="Standard" style:family="paragraph">
      <style:paragraph-properties fo:margin-bottom="0in" fo:line-height="100%"/>
    </style:style>
    <style:style style:name="T368" style:parent-style-name="Hyperlink" style:family="text">
      <style:text-properties fo:font-weight="bold" style:font-weight-asian="bold" style:font-weight-complex="bold" fo:background-color="#FFFF00"/>
    </style:style>
    <style:style style:name="T369" style:parent-style-name="Absatz-Standardschriftart" style:family="text">
      <style:text-properties fo:font-weight="bold" style:font-weight-asian="bold" style:font-weight-complex="bold" fo:background-color="#FFFF00"/>
    </style:style>
    <style:style style:name="TableCell370" style:family="table-cell">
      <style:table-cell-properties fo:border="0.0069in solid #999999" style:writing-mode="lr-tb" fo:padding-top="0in" fo:padding-left="0.075in" fo:padding-bottom="0in" fo:padding-right="0.075in"/>
    </style:style>
    <style:style style:name="P371" style:parent-style-name="Listenabsatz" style:list-style-name="LFO1" style:family="paragraph">
      <style:paragraph-properties fo:margin-bottom="0in" fo:line-height="100%"/>
    </style:style>
    <style:style style:name="P372" style:parent-style-name="Listenabsatz" style:list-style-name="LFO1" style:family="paragraph">
      <style:paragraph-properties fo:margin-bottom="0in" fo:line-height="100%"/>
    </style:style>
    <style:style style:name="T373" style:parent-style-name="Absatz-Standardschriftart" style:family="text">
      <style:text-properties style:font-name="Wingdings" style:font-name-asian="Wingdings" style:font-name-complex="Wingdings"/>
    </style:style>
    <style:style style:name="P374" style:parent-style-name="Listenabsatz" style:list-style-name="LFO1" style:family="paragraph">
      <style:paragraph-properties fo:margin-bottom="0in" fo:line-height="100%"/>
    </style:style>
    <style:style style:name="P375" style:parent-style-name="Listenabsatz" style:list-style-name="LFO1" style:family="paragraph">
      <style:paragraph-properties fo:margin-bottom="0in" fo:line-height="100%"/>
    </style:style>
    <style:style style:name="P376" style:parent-style-name="Listenabsatz" style:list-style-name="LFO1" style:family="paragraph">
      <style:paragraph-properties fo:margin-bottom="0in" fo:line-height="100%"/>
    </style:style>
    <style:style style:name="P377" style:parent-style-name="Listenabsatz" style:list-style-name="LFO1" style:family="paragraph">
      <style:paragraph-properties fo:margin-bottom="0in" fo:line-height="100%" fo:margin-left="0.7416in">
        <style:tab-stops/>
      </style:paragraph-properties>
      <style:text-properties fo:font-weight="bold" style:font-weight-asian="bold" style:font-weight-complex="bold" fo:language="en" fo:country="US"/>
    </style:style>
    <style:style style:name="P378" style:parent-style-name="Listenabsatz" style:list-style-name="LFO1" style:family="paragraph">
      <style:paragraph-properties fo:margin-bottom="0in" fo:line-height="100%" fo:margin-left="1.2416in">
        <style:tab-stops/>
      </style:paragraph-properties>
      <style:text-properties fo:language="en" fo:country="US"/>
    </style:style>
    <style:style style:name="P379" style:parent-style-name="Listenabsatz" style:list-style-name="LFO1" style:family="paragraph">
      <style:paragraph-properties fo:margin-bottom="0in" fo:line-height="100%" fo:margin-left="1.2416in">
        <style:tab-stops/>
      </style:paragraph-properties>
      <style:text-properties fo:language="en" fo:country="US"/>
    </style:style>
    <style:style style:name="P380" style:parent-style-name="Listenabsatz" style:list-style-name="LFO1" style:family="paragraph">
      <style:paragraph-properties fo:margin-bottom="0in" fo:line-height="100%" fo:margin-left="1.2416in">
        <style:tab-stops/>
      </style:paragraph-properties>
      <style:text-properties fo:language="en" fo:country="US"/>
    </style:style>
    <style:style style:name="P381" style:parent-style-name="Listenabsatz" style:list-style-name="LFO1" style:family="paragraph">
      <style:paragraph-properties fo:margin-bottom="0in" fo:line-height="100%" fo:margin-left="1.2416in">
        <style:tab-stops/>
      </style:paragraph-properties>
      <style:text-properties fo:language="en" fo:country="US"/>
    </style:style>
    <style:style style:name="P382" style:parent-style-name="Listenabsatz" style:list-style-name="LFO1" style:family="paragraph">
      <style:paragraph-properties fo:margin-bottom="0in" fo:line-height="100%" fo:margin-left="1.2416in">
        <style:tab-stops/>
      </style:paragraph-properties>
      <style:text-properties fo:language="en" fo:country="US"/>
    </style:style>
    <style:style style:name="P383" style:parent-style-name="Listenabsatz" style:list-style-name="LFO1" style:family="paragraph">
      <style:paragraph-properties fo:margin-bottom="0in" fo:line-height="100%" fo:margin-left="1.2416in">
        <style:tab-stops/>
      </style:paragraph-properties>
      <style:text-properties fo:language="en" fo:country="US"/>
    </style:style>
    <style:style style:name="P384" style:parent-style-name="Listenabsatz" style:list-style-name="LFO1" style:family="paragraph">
      <style:paragraph-properties fo:margin-bottom="0in" fo:line-height="100%" fo:margin-left="1.2416in">
        <style:tab-stops/>
      </style:paragraph-properties>
      <style:text-properties fo:language="en" fo:country="US"/>
    </style:style>
    <style:style style:name="P385" style:parent-style-name="Standard" style:family="paragraph">
      <style:paragraph-properties fo:margin-bottom="0in" fo:line-height="100%" fo:margin-left="0.9916in">
        <style:tab-stops/>
      </style:paragraph-properties>
      <style:text-properties fo:language="en" fo:country="US"/>
    </style:style>
    <style:style style:name="P386" style:parent-style-name="Standard" style:family="paragraph">
      <style:paragraph-properties fo:margin-bottom="0in" fo:line-height="100%" fo:margin-left="0.9916in">
        <style:tab-stops/>
      </style:paragraph-properties>
      <style:text-properties fo:language="en" fo:country="US"/>
    </style:style>
    <style:style style:name="P387" style:parent-style-name="Standard" style:family="paragraph">
      <style:paragraph-properties fo:margin-bottom="0in" fo:line-height="100%" fo:margin-left="0.9916in">
        <style:tab-stops/>
      </style:paragraph-properties>
      <style:text-properties fo:language="en" fo:country="US"/>
    </style:style>
    <style:style style:name="P388" style:parent-style-name="Listenabsatz" style:list-style-name="LFO1" style:family="paragraph">
      <style:paragraph-properties fo:margin-bottom="0in" fo:line-height="100%" fo:margin-left="0.7416in">
        <style:tab-stops/>
      </style:paragraph-properties>
      <style:text-properties fo:font-weight="bold" style:font-weight-asian="bold" style:font-weight-complex="bold" fo:language="en" fo:country="US"/>
    </style:style>
    <style:style style:name="P389" style:parent-style-name="Listenabsatz" style:list-style-name="LFO1" style:family="paragraph">
      <style:paragraph-properties fo:margin-bottom="0in" fo:line-height="100%" fo:margin-left="1.2416in">
        <style:tab-stops/>
      </style:paragraph-properties>
      <style:text-properties fo:language="en" fo:country="US"/>
    </style:style>
    <style:style style:name="P390" style:parent-style-name="Listenabsatz" style:list-style-name="LFO1" style:family="paragraph">
      <style:paragraph-properties fo:margin-bottom="0in" fo:line-height="100%" fo:margin-left="1.2416in">
        <style:tab-stops/>
      </style:paragraph-properties>
      <style:text-properties fo:language="en" fo:country="US"/>
    </style:style>
    <style:style style:name="P391" style:parent-style-name="Listenabsatz" style:list-style-name="LFO1" style:family="paragraph">
      <style:paragraph-properties fo:margin-bottom="0in" fo:line-height="100%" fo:margin-left="1.2416in">
        <style:tab-stops/>
      </style:paragraph-properties>
      <style:text-properties fo:language="en" fo:country="US"/>
    </style:style>
    <style:style style:name="P392" style:parent-style-name="Listenabsatz" style:list-style-name="LFO1" style:family="paragraph">
      <style:paragraph-properties fo:margin-bottom="0in" fo:line-height="100%"/>
      <style:text-properties fo:language="en" fo:country="US"/>
    </style:style>
    <style:style style:name="TableRow393" style:family="table-row">
      <style:table-row-properties/>
    </style:style>
    <style:style style:name="TableCell394" style:family="table-cell">
      <style:table-cell-properties fo:border="0.0069in solid #999999" style:writing-mode="lr-tb" fo:padding-top="0in" fo:padding-left="0.075in" fo:padding-bottom="0in" fo:padding-right="0.075in"/>
    </style:style>
    <style:style style:name="P395" style:parent-style-name="Standard" style:family="paragraph">
      <style:paragraph-properties fo:margin-bottom="0in" fo:line-height="100%"/>
    </style:style>
    <style:style style:name="T396" style:parent-style-name="Hyperlink" style:family="text">
      <style:text-properties fo:font-weight="bold" style:font-weight-asian="bold" style:font-weight-complex="bold" fo:background-color="#00FF00"/>
    </style:style>
    <style:style style:name="TableCell397" style:family="table-cell">
      <style:table-cell-properties fo:border="0.0069in solid #999999" style:writing-mode="lr-tb" fo:padding-top="0in" fo:padding-left="0.075in" fo:padding-bottom="0in" fo:padding-right="0.075in"/>
    </style:style>
    <style:style style:name="P398" style:parent-style-name="Listenabsatz" style:list-style-name="LFO1" style:family="paragraph">
      <style:paragraph-properties fo:margin-bottom="0in" fo:line-height="100%"/>
    </style:style>
    <style:style style:name="P399" style:parent-style-name="Listenabsatz" style:list-style-name="LFO1" style:family="paragraph">
      <style:paragraph-properties fo:margin-bottom="0in" fo:line-height="100%"/>
    </style:style>
    <style:style style:name="T400" style:parent-style-name="Absatz-Standardschriftart" style:family="text">
      <style:text-properties fo:language="en" fo:country="US"/>
    </style:style>
    <style:style style:name="T401" style:parent-style-name="Absatz-Standardschriftart" style:family="text">
      <style:text-properties fo:language="en" fo:country="US"/>
    </style:style>
    <style:style style:name="T402" style:parent-style-name="Absatz-Standardschriftart" style:family="text">
      <style:text-properties fo:language="en" fo:country="US"/>
    </style:style>
    <style:style style:name="T403" style:parent-style-name="Absatz-Standardschriftart" style:family="text">
      <style:text-properties style:font-name="Wingdings" style:font-name-asian="Wingdings" style:font-name-complex="Wingdings"/>
    </style:style>
    <style:style style:name="T404" style:parent-style-name="Absatz-Standardschriftart" style:family="text">
      <style:text-properties fo:language="en" fo:country="US"/>
    </style:style>
    <style:style style:name="P405" style:parent-style-name="Listenabsatz" style:list-style-name="LFO1" style:family="paragraph">
      <style:paragraph-properties fo:margin-bottom="0in" fo:line-height="100%"/>
    </style:style>
    <style:style style:name="T406" style:parent-style-name="Absatz-Standardschriftart" style:family="text">
      <style:text-properties fo:language="en" fo:country="US"/>
    </style:style>
    <style:style style:name="T407" style:parent-style-name="Hyperlink" style:family="text">
      <style:text-properties fo:language="en" fo:country="US"/>
    </style:style>
    <style:style style:name="T408" style:parent-style-name="Absatz-Standardschriftart" style:family="text">
      <style:text-properties fo:language="en" fo:country="US"/>
    </style:style>
    <style:style style:name="TableRow409" style:family="table-row">
      <style:table-row-properties/>
    </style:style>
    <style:style style:name="TableCell410" style:family="table-cell">
      <style:table-cell-properties fo:border="0.0069in solid #999999" style:writing-mode="lr-tb" fo:padding-top="0in" fo:padding-left="0.075in" fo:padding-bottom="0in" fo:padding-right="0.075in"/>
    </style:style>
    <style:style style:name="P411" style:parent-style-name="Standard" style:family="paragraph">
      <style:paragraph-properties fo:margin-bottom="0in" fo:line-height="100%"/>
    </style:style>
    <style:style style:name="T412" style:parent-style-name="Hyperlink" style:family="text">
      <style:text-properties fo:font-weight="bold" style:font-weight-asian="bold" style:font-weight-complex="bold" fo:background-color="#FFFF00"/>
    </style:style>
    <style:style style:name="T413" style:parent-style-name="Hyperlink" style:family="text">
      <style:text-properties fo:font-weight="bold" style:font-weight-asian="bold" style:font-weight-complex="bold" fo:background-color="#FFFF00"/>
    </style:style>
    <style:style style:name="TableCell414" style:family="table-cell">
      <style:table-cell-properties fo:border="0.0069in solid #999999" style:writing-mode="lr-tb" fo:padding-top="0in" fo:padding-left="0.075in" fo:padding-bottom="0in" fo:padding-right="0.075in"/>
    </style:style>
    <style:style style:name="P415" style:parent-style-name="Listenabsatz" style:list-style-name="LFO1" style:family="paragraph">
      <style:paragraph-properties fo:margin-bottom="0in" fo:line-height="100%"/>
    </style:style>
    <style:style style:name="P416" style:parent-style-name="Listenabsatz" style:list-style-name="LFO1" style:family="paragraph">
      <style:paragraph-properties fo:margin-bottom="0in" fo:line-height="100%"/>
    </style:style>
    <style:style style:name="P417" style:parent-style-name="Listenabsatz" style:list-style-name="LFO1" style:family="paragraph">
      <style:paragraph-properties fo:margin-bottom="0in" fo:line-height="100%"/>
    </style:style>
    <style:style style:name="P418" style:parent-style-name="Listenabsatz" style:list-style-name="LFO1" style:family="paragraph">
      <style:paragraph-properties fo:margin-bottom="0in" fo:line-height="100%"/>
    </style:style>
    <style:style style:name="P419" style:parent-style-name="Listenabsatz" style:list-style-name="LFO1" style:family="paragraph">
      <style:paragraph-properties fo:margin-bottom="0in" fo:line-height="100%"/>
      <style:text-properties fo:language="en" fo:country="US"/>
    </style:style>
    <style:style style:name="P420" style:parent-style-name="Listenabsatz" style:list-style-name="LFO1" style:family="paragraph">
      <style:paragraph-properties fo:margin-bottom="0in" fo:line-height="100%"/>
      <style:text-properties fo:language="en" fo:country="US"/>
    </style:style>
    <style:style style:name="P421" style:parent-style-name="Listenabsatz" style:list-style-name="LFO1" style:family="paragraph">
      <style:paragraph-properties fo:margin-bottom="0in" fo:line-height="100%"/>
    </style:style>
    <style:style style:name="T422" style:parent-style-name="Absatz-Standardschriftart" style:family="text">
      <style:text-properties fo:language="en" fo:country="US"/>
    </style:style>
    <style:style style:name="P423" style:parent-style-name="Listenabsatz" style:list-style-name="LFO1" style:family="paragraph">
      <style:paragraph-properties fo:margin-bottom="0in" fo:line-height="100%"/>
      <style:text-properties fo:language="en" fo:country="US"/>
    </style:style>
    <style:style style:name="TableRow424" style:family="table-row">
      <style:table-row-properties/>
    </style:style>
    <style:style style:name="TableCell425" style:family="table-cell">
      <style:table-cell-properties fo:border="0.0069in solid #999999" style:writing-mode="lr-tb" fo:padding-top="0in" fo:padding-left="0.075in" fo:padding-bottom="0in" fo:padding-right="0.075in"/>
    </style:style>
    <style:style style:name="P426" style:parent-style-name="Standard" style:family="paragraph">
      <style:paragraph-properties fo:margin-bottom="0in" fo:line-height="100%"/>
    </style:style>
    <style:style style:name="T427" style:parent-style-name="Hyperlink" style:family="text">
      <style:text-properties fo:font-weight="bold" style:font-weight-asian="bold" style:font-weight-complex="bold" fo:background-color="#FFFF00" fo:language="en" fo:country="US"/>
    </style:style>
    <style:style style:name="T428" style:parent-style-name="Absatz-Standardschriftart" style:family="text">
      <style:text-properties fo:font-weight="bold" style:font-weight-asian="bold" style:font-weight-complex="bold" fo:background-color="#FFFF00" fo:language="en" fo:country="US"/>
    </style:style>
    <style:style style:name="T429" style:parent-style-name="Absatz-Standardschriftart" style:family="text">
      <style:text-properties style:font-weight-complex="bold" fo:background-color="#FFFF00" fo:language="en" fo:country="US"/>
    </style:style>
    <style:style style:name="TableCell430" style:family="table-cell">
      <style:table-cell-properties fo:border="0.0069in solid #999999" style:writing-mode="lr-tb" fo:padding-top="0in" fo:padding-left="0.075in" fo:padding-bottom="0in" fo:padding-right="0.075in"/>
    </style:style>
    <style:style style:name="P431" style:parent-style-name="Listenabsatz" style:list-style-name="LFO1" style:family="paragraph">
      <style:paragraph-properties fo:margin-bottom="0in" fo:line-height="100%"/>
      <style:text-properties fo:language="en" fo:country="US"/>
    </style:style>
    <style:style style:name="P432" style:parent-style-name="Listenabsatz" style:list-style-name="LFO1" style:family="paragraph">
      <style:paragraph-properties fo:margin-bottom="0in" fo:line-height="100%"/>
    </style:style>
    <style:style style:name="P433" style:parent-style-name="Listenabsatz" style:list-style-name="LFO1" style:family="paragraph">
      <style:paragraph-properties fo:margin-bottom="0in" fo:line-height="100%"/>
    </style:style>
    <style:style style:name="T434" style:parent-style-name="Absatz-Standardschriftart" style:family="text">
      <style:text-properties style:font-name="Wingdings" style:font-name-asian="Wingdings" style:font-name-complex="Wingdings" fo:language="en" fo:country="US"/>
    </style:style>
    <style:style style:name="TableRow435" style:family="table-row">
      <style:table-row-properties/>
    </style:style>
    <style:style style:name="TableCell436" style:family="table-cell">
      <style:table-cell-properties fo:border="0.0069in solid #999999" style:writing-mode="lr-tb" fo:padding-top="0in" fo:padding-left="0.075in" fo:padding-bottom="0in" fo:padding-right="0.075in"/>
    </style:style>
    <style:style style:name="P437" style:parent-style-name="Standard" style:family="paragraph">
      <style:paragraph-properties fo:margin-bottom="0in" fo:line-height="100%"/>
    </style:style>
    <style:style style:name="T438" style:parent-style-name="Hyperlink" style:family="text">
      <style:text-properties fo:font-weight="bold" style:font-weight-asian="bold" style:font-weight-complex="bold" fo:background-color="#FFFF00"/>
    </style:style>
    <style:style style:name="TableCell439" style:family="table-cell">
      <style:table-cell-properties fo:border="0.0069in solid #999999" style:writing-mode="lr-tb" fo:padding-top="0in" fo:padding-left="0.075in" fo:padding-bottom="0in" fo:padding-right="0.075in"/>
    </style:style>
    <style:style style:name="P440" style:parent-style-name="Listenabsatz" style:list-style-name="LFO2" style:family="paragraph">
      <style:paragraph-properties fo:margin-bottom="0in" fo:line-height="100%"/>
    </style:style>
    <style:style style:name="P441" style:parent-style-name="Listenabsatz" style:list-style-name="LFO2" style:family="paragraph">
      <style:paragraph-properties fo:margin-bottom="0in" fo:line-height="100%"/>
    </style:style>
    <style:style style:name="P442" style:parent-style-name="Listenabsatz" style:list-style-name="LFO2" style:family="paragraph">
      <style:paragraph-properties fo:margin-bottom="0in" fo:line-height="100%"/>
    </style:style>
    <style:style style:name="T443" style:parent-style-name="Absatz-Standardschriftart" style:family="text">
      <style:text-properties style:font-name="Wingdings" style:font-name-asian="Wingdings" style:font-name-complex="Wingdings"/>
    </style:style>
    <style:style style:name="P444" style:parent-style-name="Listenabsatz" style:list-style-name="LFO2" style:family="paragraph">
      <style:paragraph-properties fo:margin-bottom="0in" fo:line-height="100%"/>
    </style:style>
    <style:style style:name="P445" style:parent-style-name="Listenabsatz" style:list-style-name="LFO2" style:family="paragraph">
      <style:paragraph-properties fo:margin-bottom="0in" fo:line-height="100%"/>
    </style:style>
    <style:style style:name="TableRow446" style:family="table-row">
      <style:table-row-properties style:min-row-height="0.2083in"/>
    </style:style>
    <style:style style:name="TableCell447" style:family="table-cell">
      <style:table-cell-properties fo:border="0.0069in solid #999999" style:writing-mode="lr-tb" fo:padding-top="0in" fo:padding-left="0.075in" fo:padding-bottom="0in" fo:padding-right="0.075in"/>
    </style:style>
    <style:style style:name="P448" style:parent-style-name="Standard" style:family="paragraph">
      <style:paragraph-properties fo:margin-bottom="0in" fo:line-height="100%"/>
    </style:style>
    <style:style style:name="T449" style:parent-style-name="Hyperlink" style:family="text">
      <style:text-properties fo:font-weight="bold" style:font-weight-asian="bold" style:font-weight-complex="bold" fo:background-color="#FFFF00"/>
    </style:style>
    <style:style style:name="TableCell450" style:family="table-cell">
      <style:table-cell-properties fo:border="0.0069in solid #999999" style:writing-mode="lr-tb" fo:padding-top="0in" fo:padding-left="0.075in" fo:padding-bottom="0in" fo:padding-right="0.075in"/>
    </style:style>
    <style:style style:name="P451" style:parent-style-name="Listenabsatz" style:list-style-name="LFO2" style:family="paragraph">
      <style:paragraph-properties fo:margin-bottom="0in" fo:line-height="100%"/>
    </style:style>
    <style:style style:name="P452" style:parent-style-name="Listenabsatz" style:list-style-name="LFO2" style:family="paragraph">
      <style:paragraph-properties fo:margin-bottom="0in" fo:line-height="100%"/>
    </style:style>
    <style:style style:name="P453" style:parent-style-name="Listenabsatz" style:list-style-name="LFO2" style:family="paragraph">
      <style:paragraph-properties fo:margin-bottom="0in" fo:line-height="100%"/>
    </style:style>
    <style:style style:name="P454" style:parent-style-name="Listenabsatz" style:list-style-name="LFO2" style:family="paragraph">
      <style:paragraph-properties fo:margin-bottom="0in" fo:line-height="100%"/>
    </style:style>
    <style:style style:name="TableRow455" style:family="table-row">
      <style:table-row-properties style:min-row-height="0.2083in"/>
    </style:style>
    <style:style style:name="TableCell456" style:family="table-cell">
      <style:table-cell-properties fo:border="0.0069in solid #999999" style:writing-mode="lr-tb" fo:padding-top="0in" fo:padding-left="0.075in" fo:padding-bottom="0in" fo:padding-right="0.075in"/>
    </style:style>
    <style:style style:name="P457" style:parent-style-name="Standard" style:family="paragraph">
      <style:paragraph-properties fo:margin-bottom="0in" fo:line-height="100%"/>
    </style:style>
    <style:style style:name="T458" style:parent-style-name="Hyperlink" style:family="text">
      <style:text-properties fo:font-weight="bold" style:font-weight-asian="bold" style:font-weight-complex="bold" fo:background-color="#FF0000"/>
    </style:style>
    <style:style style:name="T459" style:parent-style-name="Absatz-Standardschriftart" style:family="text">
      <style:text-properties fo:font-weight="bold" style:font-weight-asian="bold" style:font-weight-complex="bold"/>
    </style:style>
    <style:style style:name="TableCell460" style:family="table-cell">
      <style:table-cell-properties fo:border="0.0069in solid #999999" style:writing-mode="lr-tb" fo:padding-top="0in" fo:padding-left="0.075in" fo:padding-bottom="0in" fo:padding-right="0.075in"/>
    </style:style>
    <style:style style:name="P461" style:parent-style-name="Listenabsatz" style:list-style-name="LFO2" style:family="paragraph">
      <style:paragraph-properties fo:margin-bottom="0in" fo:line-height="100%"/>
    </style:style>
    <style:style style:name="P462" style:parent-style-name="Listenabsatz" style:list-style-name="LFO2" style:family="paragraph">
      <style:paragraph-properties fo:margin-bottom="0in" fo:line-height="100%"/>
    </style:style>
    <style:style style:name="TableRow463" style:family="table-row">
      <style:table-row-properties style:min-row-height="0.2083in"/>
    </style:style>
    <style:style style:name="TableCell464" style:family="table-cell">
      <style:table-cell-properties fo:border="0.0069in solid #999999" style:writing-mode="lr-tb" fo:padding-top="0in" fo:padding-left="0.075in" fo:padding-bottom="0in" fo:padding-right="0.075in"/>
    </style:style>
    <style:style style:name="P465" style:parent-style-name="Standard" style:family="paragraph">
      <style:paragraph-properties fo:margin-bottom="0in" fo:line-height="100%"/>
    </style:style>
    <style:style style:name="T466" style:parent-style-name="Hyperlink" style:family="text">
      <style:text-properties fo:font-weight="bold" style:font-weight-asian="bold" style:font-weight-complex="bold" fo:background-color="#00FF00"/>
    </style:style>
    <style:style style:name="TableCell467" style:family="table-cell">
      <style:table-cell-properties fo:border="0.0069in solid #999999" style:writing-mode="lr-tb" fo:padding-top="0in" fo:padding-left="0.075in" fo:padding-bottom="0in" fo:padding-right="0.075in"/>
    </style:style>
    <style:style style:name="P468" style:parent-style-name="Listenabsatz" style:list-style-name="LFO2" style:family="paragraph">
      <style:paragraph-properties fo:margin-bottom="0in" fo:line-height="100%"/>
    </style:style>
    <style:style style:name="P469" style:parent-style-name="Listenabsatz" style:list-style-name="LFO2" style:family="paragraph">
      <style:paragraph-properties fo:margin-bottom="0in" fo:line-height="100%"/>
    </style:style>
    <style:style style:name="P470" style:parent-style-name="Listenabsatz" style:list-style-name="LFO2" style:family="paragraph">
      <style:paragraph-properties fo:margin-bottom="0in" fo:line-height="100%"/>
    </style:style>
    <style:style style:name="P471" style:parent-style-name="Standard" style:family="paragraph">
      <style:text-properties fo:font-weight="bold" style:font-weight-asian="bold" style:font-weight-complex="bold" style:text-underline-type="single" style:text-underline-style="solid" style:text-underline-width="auto" style:text-underline-mode="continuous"/>
    </style:style>
    <style:style style:name="TableColumn473" style:family="table-column">
      <style:table-column-properties style:column-width="2.1625in"/>
    </style:style>
    <style:style style:name="TableColumn474" style:family="table-column">
      <style:table-column-properties style:column-width="8.5236in"/>
    </style:style>
    <style:style style:name="Table472" style:family="table">
      <style:table-properties style:width="10.6861in" fo:margin-left="0in" table:align="left"/>
    </style:style>
    <style:style style:name="TableRow475" style:family="table-row">
      <style:table-row-properties/>
    </style:style>
    <style:style style:name="TableCell476"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477" style:parent-style-name="Standard" style:family="paragraph">
      <style:paragraph-properties fo:margin-bottom="0in" fo:line-height="100%"/>
      <style:text-properties fo:font-weight="bold" style:font-weight-asian="bold" style:font-weight-complex="bold"/>
    </style:style>
    <style:style style:name="TableCell478" style:family="table-cell">
      <style:table-cell-properties fo:border-top="0.0069in solid #999999" fo:border-left="0.0069in solid #999999" fo:border-bottom="0.0208in solid #666666" fo:border-right="0.0069in solid #999999" style:writing-mode="lr-tb" fo:padding-top="0in" fo:padding-left="0.075in" fo:padding-bottom="0in" fo:padding-right="0.075in"/>
    </style:style>
    <style:style style:name="P479" style:parent-style-name="Standard" style:family="paragraph">
      <style:paragraph-properties fo:margin-bottom="0in" fo:line-height="100%"/>
      <style:text-properties fo:font-weight="bold" style:font-weight-asian="bold" style:font-weight-complex="bold"/>
    </style:style>
    <style:style style:name="TableRow480" style:family="table-row">
      <style:table-row-properties/>
    </style:style>
    <style:style style:name="TableCell481" style:family="table-cell">
      <style:table-cell-properties fo:border="0.0069in solid #999999" style:writing-mode="lr-tb" fo:padding-top="0in" fo:padding-left="0.075in" fo:padding-bottom="0in" fo:padding-right="0.075in"/>
    </style:style>
    <style:style style:name="P482" style:parent-style-name="Standard" style:family="paragraph">
      <style:paragraph-properties fo:margin-bottom="0in" fo:line-height="100%"/>
      <style:text-properties fo:font-weight="bold" style:font-weight-asian="bold" style:font-weight-complex="bold"/>
    </style:style>
    <style:style style:name="TableCell483" style:family="table-cell">
      <style:table-cell-properties fo:border="0.0069in solid #999999" style:writing-mode="lr-tb" fo:padding-top="0in" fo:padding-left="0.075in" fo:padding-bottom="0in" fo:padding-right="0.075in"/>
    </style:style>
    <style:style style:name="P484" style:parent-style-name="Listenabsatz" style:list-style-name="LFO1" style:family="paragraph">
      <style:paragraph-properties fo:margin-bottom="0in" fo:line-height="100%"/>
      <style:text-properties fo:language="en" fo:country="US"/>
    </style:style>
    <style:style style:name="TableRow485" style:family="table-row">
      <style:table-row-properties/>
    </style:style>
    <style:style style:name="TableCell486" style:family="table-cell">
      <style:table-cell-properties fo:border="0.0069in solid #999999" style:writing-mode="lr-tb" fo:padding-top="0in" fo:padding-left="0.075in" fo:padding-bottom="0in" fo:padding-right="0.075in"/>
    </style:style>
    <style:style style:name="P487" style:parent-style-name="Standard" style:family="paragraph">
      <style:paragraph-properties fo:margin-bottom="0in" fo:line-height="100%"/>
      <style:text-properties fo:font-weight="bold" style:font-weight-asian="bold" style:font-weight-complex="bold" fo:language="en" fo:country="US"/>
    </style:style>
    <style:style style:name="TableCell488" style:family="table-cell">
      <style:table-cell-properties fo:border="0.0069in solid #999999" style:writing-mode="lr-tb" fo:padding-top="0in" fo:padding-left="0.075in" fo:padding-bottom="0in" fo:padding-right="0.075in"/>
    </style:style>
    <style:style style:name="P489" style:parent-style-name="Listenabsatz" style:list-style-name="LFO1" style:family="paragraph">
      <style:paragraph-properties fo:margin-bottom="0in" fo:line-height="100%"/>
    </style:style>
    <style:style style:name="TableRow490" style:family="table-row">
      <style:table-row-properties/>
    </style:style>
    <style:style style:name="TableCell491" style:family="table-cell">
      <style:table-cell-properties fo:border="0.0069in solid #999999" style:writing-mode="lr-tb" fo:padding-top="0in" fo:padding-left="0.075in" fo:padding-bottom="0in" fo:padding-right="0.075in"/>
    </style:style>
    <style:style style:name="P492" style:parent-style-name="Standard" style:family="paragraph">
      <style:paragraph-properties fo:margin-bottom="0in" fo:line-height="100%"/>
      <style:text-properties fo:font-weight="bold" style:font-weight-asian="bold" style:font-weight-complex="bold"/>
    </style:style>
    <style:style style:name="TableCell493" style:family="table-cell">
      <style:table-cell-properties fo:border="0.0069in solid #999999" style:writing-mode="lr-tb" fo:padding-top="0in" fo:padding-left="0.075in" fo:padding-bottom="0in" fo:padding-right="0.075in"/>
    </style:style>
    <style:style style:name="P494" style:parent-style-name="Listenabsatz" style:list-style-name="LFO1" style:family="paragraph">
      <style:paragraph-properties fo:margin-bottom="0in" fo:line-height="100%"/>
    </style:style>
    <style:style style:name="TableRow495" style:family="table-row">
      <style:table-row-properties/>
    </style:style>
    <style:style style:name="TableCell496" style:family="table-cell">
      <style:table-cell-properties fo:border="0.0069in solid #999999" style:writing-mode="lr-tb" fo:padding-top="0in" fo:padding-left="0.075in" fo:padding-bottom="0in" fo:padding-right="0.075in"/>
    </style:style>
    <style:style style:name="P497" style:parent-style-name="Standard" style:family="paragraph">
      <style:paragraph-properties fo:margin-bottom="0in" fo:line-height="100%"/>
    </style:style>
    <style:style style:name="T498" style:parent-style-name="Hyperlink" style:family="text">
      <style:text-properties fo:font-weight="bold" style:font-weight-asian="bold" style:font-weight-complex="bold"/>
    </style:style>
    <style:style style:name="T499" style:parent-style-name="Hyperlink" style:family="text">
      <style:text-properties fo:font-weight="bold" style:font-weight-asian="bold" style:font-weight-complex="bold"/>
    </style:style>
    <style:style style:name="T500" style:parent-style-name="Hyperlink" style:family="text">
      <style:text-properties fo:font-weight="bold" style:font-weight-asian="bold" style:font-weight-complex="bold"/>
    </style:style>
    <style:style style:name="TableCell501" style:family="table-cell">
      <style:table-cell-properties fo:border="0.0069in solid #999999" style:writing-mode="lr-tb" fo:padding-top="0in" fo:padding-left="0.075in" fo:padding-bottom="0in" fo:padding-right="0.075in"/>
    </style:style>
    <style:style style:name="P502" style:parent-style-name="Listenabsatz" style:list-style-name="LFO4" style:family="paragraph">
      <style:paragraph-properties fo:margin-bottom="0in" fo:line-height="100%"/>
    </style:style>
    <style:style style:name="TableRow503" style:family="table-row">
      <style:table-row-properties/>
    </style:style>
    <style:style style:name="TableCell504" style:family="table-cell">
      <style:table-cell-properties fo:border="0.0069in solid #999999" style:writing-mode="lr-tb" fo:padding-top="0in" fo:padding-left="0.075in" fo:padding-bottom="0in" fo:padding-right="0.075in"/>
    </style:style>
    <style:style style:name="P505" style:parent-style-name="Standard" style:family="paragraph">
      <style:paragraph-properties fo:margin-bottom="0in" fo:line-height="100%"/>
    </style:style>
    <style:style style:name="TableCell506" style:family="table-cell">
      <style:table-cell-properties fo:border="0.0069in solid #999999" style:writing-mode="lr-tb" fo:padding-top="0in" fo:padding-left="0.075in" fo:padding-bottom="0in" fo:padding-right="0.075in"/>
    </style:style>
    <style:style style:name="P507" style:parent-style-name="Listenabsatz" style:list-style-name="LFO4" style:family="paragraph">
      <style:paragraph-properties fo:margin-bottom="0in" fo:line-height="100%"/>
      <style:text-properties fo:language="en" fo:country="US"/>
    </style:style>
    <style:style style:name="P508" style:parent-style-name="Listenabsatz" style:list-style-name="LFO4" style:family="paragraph">
      <style:paragraph-properties fo:margin-bottom="0in" fo:line-height="100%"/>
    </style:style>
    <style:style style:name="TableRow509" style:family="table-row">
      <style:table-row-properties/>
    </style:style>
    <style:style style:name="TableCell510" style:family="table-cell">
      <style:table-cell-properties fo:border="0.0069in solid #999999" style:writing-mode="lr-tb" fo:padding-top="0in" fo:padding-left="0.075in" fo:padding-bottom="0in" fo:padding-right="0.075in"/>
    </style:style>
    <style:style style:name="P511" style:parent-style-name="Standard" style:family="paragraph">
      <style:paragraph-properties fo:margin-bottom="0in" fo:line-height="100%"/>
    </style:style>
    <style:style style:name="T512" style:parent-style-name="Hyperlink" style:family="text">
      <style:text-properties fo:font-weight="bold" style:font-weight-asian="bold" style:font-weight-complex="bold"/>
    </style:style>
    <style:style style:name="TableCell513" style:family="table-cell">
      <style:table-cell-properties fo:border="0.0069in solid #999999" style:writing-mode="lr-tb" fo:padding-top="0in" fo:padding-left="0.075in" fo:padding-bottom="0in" fo:padding-right="0.075in"/>
    </style:style>
    <style:style style:name="P514" style:parent-style-name="Listenabsatz" style:list-style-name="LFO4" style:family="paragraph">
      <style:paragraph-properties fo:margin-bottom="0in" fo:line-height="100%"/>
    </style:style>
    <style:style style:name="TableRow515" style:family="table-row">
      <style:table-row-properties/>
    </style:style>
    <style:style style:name="TableCell516" style:family="table-cell">
      <style:table-cell-properties fo:border="0.0069in solid #999999" style:writing-mode="lr-tb" fo:padding-top="0in" fo:padding-left="0.075in" fo:padding-bottom="0in" fo:padding-right="0.075in"/>
    </style:style>
    <style:style style:name="P517" style:parent-style-name="Standard" style:family="paragraph">
      <style:paragraph-properties fo:margin-bottom="0in" fo:line-height="100%"/>
    </style:style>
    <style:style style:name="TableCell518" style:family="table-cell">
      <style:table-cell-properties fo:border="0.0069in solid #999999" style:writing-mode="lr-tb" fo:padding-top="0in" fo:padding-left="0.075in" fo:padding-bottom="0in" fo:padding-right="0.075in"/>
    </style:style>
    <style:style style:name="P519" style:parent-style-name="Listenabsatz" style:list-style-name="LFO4" style:family="paragraph">
      <style:paragraph-properties fo:margin-bottom="0in" fo:line-height="100%"/>
    </style:style>
    <style:style style:name="TableRow520" style:family="table-row">
      <style:table-row-properties/>
    </style:style>
    <style:style style:name="TableCell521" style:family="table-cell">
      <style:table-cell-properties fo:border="0.0069in solid #999999" style:writing-mode="lr-tb" fo:padding-top="0in" fo:padding-left="0.075in" fo:padding-bottom="0in" fo:padding-right="0.075in"/>
    </style:style>
    <style:style style:name="P522" style:parent-style-name="Standard" style:family="paragraph">
      <style:paragraph-properties fo:margin-bottom="0in" fo:line-height="100%"/>
    </style:style>
    <style:style style:name="TableCell523" style:family="table-cell">
      <style:table-cell-properties fo:border="0.0069in solid #999999" style:writing-mode="lr-tb" fo:padding-top="0in" fo:padding-left="0.075in" fo:padding-bottom="0in" fo:padding-right="0.075in"/>
    </style:style>
    <style:style style:name="P524" style:parent-style-name="Listenabsatz" style:list-style-name="LFO4" style:family="paragraph">
      <style:paragraph-properties fo:margin-bottom="0in" fo:line-height="100%"/>
    </style:style>
    <style:style style:name="TableRow525" style:family="table-row">
      <style:table-row-properties/>
    </style:style>
    <style:style style:name="TableCell526" style:family="table-cell">
      <style:table-cell-properties fo:border="0.0069in solid #999999" style:writing-mode="lr-tb" fo:padding-top="0in" fo:padding-left="0.075in" fo:padding-bottom="0in" fo:padding-right="0.075in"/>
    </style:style>
    <style:style style:name="P527" style:parent-style-name="Standard" style:family="paragraph">
      <style:paragraph-properties fo:margin-bottom="0in" fo:line-height="100%"/>
    </style:style>
    <style:style style:name="T528" style:parent-style-name="Hyperlink" style:family="text">
      <style:text-properties fo:font-weight="bold" style:font-weight-asian="bold" style:font-weight-complex="bold"/>
    </style:style>
    <style:style style:name="TableCell529" style:family="table-cell">
      <style:table-cell-properties fo:border="0.0069in solid #999999" style:writing-mode="lr-tb" fo:padding-top="0in" fo:padding-left="0.075in" fo:padding-bottom="0in" fo:padding-right="0.075in"/>
    </style:style>
    <style:style style:name="P530" style:parent-style-name="Listenabsatz" style:list-style-name="LFO2" style:family="paragraph">
      <style:paragraph-properties fo:margin-bottom="0in" fo:line-height="100%"/>
    </style:style>
    <style:style style:name="P531" style:parent-style-name="Listenabsatz" style:list-style-name="LFO2" style:family="paragraph">
      <style:paragraph-properties fo:margin-bottom="0in" fo:line-height="100%"/>
    </style:style>
    <style:style style:name="P532" style:parent-style-name="Listenabsatz" style:list-style-name="LFO2" style:family="paragraph">
      <style:paragraph-properties fo:margin-bottom="0in" fo:line-height="100%"/>
    </style:style>
    <style:style style:name="P533" style:parent-style-name="Standard" style:family="paragraph">
      <style:paragraph-properties fo:margin-bottom="0in" fo:line-height="100%"/>
    </style:style>
    <style:style style:name="TableRow534" style:family="table-row">
      <style:table-row-properties/>
    </style:style>
    <style:style style:name="TableCell535" style:family="table-cell">
      <style:table-cell-properties fo:border="0.0069in solid #999999" style:writing-mode="lr-tb" fo:padding-top="0in" fo:padding-left="0.075in" fo:padding-bottom="0in" fo:padding-right="0.075in"/>
    </style:style>
    <style:style style:name="P536" style:parent-style-name="Standard" style:family="paragraph">
      <style:paragraph-properties fo:margin-bottom="0in" fo:line-height="100%"/>
    </style:style>
    <style:style style:name="TableCell537" style:family="table-cell">
      <style:table-cell-properties fo:border="0.0069in solid #999999" style:writing-mode="lr-tb" fo:padding-top="0in" fo:padding-left="0.075in" fo:padding-bottom="0in" fo:padding-right="0.075in"/>
    </style:style>
    <style:style style:name="P538" style:parent-style-name="Listenabsatz" style:list-style-name="LFO2" style:family="paragraph">
      <style:paragraph-properties fo:margin-bottom="0in" fo:line-height="100%"/>
    </style:style>
    <style:style style:name="TableRow539" style:family="table-row">
      <style:table-row-properties/>
    </style:style>
    <style:style style:name="TableCell540" style:family="table-cell">
      <style:table-cell-properties fo:border="0.0069in solid #999999" style:writing-mode="lr-tb" fo:padding-top="0in" fo:padding-left="0.075in" fo:padding-bottom="0in" fo:padding-right="0.075in"/>
    </style:style>
    <style:style style:name="P541" style:parent-style-name="Standard" style:family="paragraph">
      <style:paragraph-properties fo:margin-bottom="0in" fo:line-height="100%"/>
    </style:style>
    <style:style style:name="T542" style:parent-style-name="Hyperlink" style:family="text">
      <style:text-properties fo:font-weight="bold" style:font-weight-asian="bold" style:font-weight-complex="bold"/>
    </style:style>
    <style:style style:name="TableCell543" style:family="table-cell">
      <style:table-cell-properties fo:border="0.0069in solid #999999" style:writing-mode="lr-tb" fo:padding-top="0in" fo:padding-left="0.075in" fo:padding-bottom="0in" fo:padding-right="0.075in"/>
    </style:style>
    <style:style style:name="P544" style:parent-style-name="Listenabsatz" style:list-style-name="LFO2" style:family="paragraph">
      <style:paragraph-properties fo:margin-bottom="0in" fo:line-height="100%"/>
    </style:style>
    <style:style style:name="TableRow545" style:family="table-row">
      <style:table-row-properties/>
    </style:style>
    <style:style style:name="TableCell546" style:family="table-cell">
      <style:table-cell-properties fo:border="0.0069in solid #999999" style:writing-mode="lr-tb" fo:padding-top="0in" fo:padding-left="0.075in" fo:padding-bottom="0in" fo:padding-right="0.075in"/>
    </style:style>
    <style:style style:name="P547" style:parent-style-name="Standard" style:family="paragraph">
      <style:paragraph-properties fo:margin-bottom="0in" fo:line-height="100%"/>
    </style:style>
    <style:style style:name="T548" style:parent-style-name="Hyperlink" style:family="text">
      <style:text-properties fo:font-weight="bold" style:font-weight-asian="bold" style:font-weight-complex="bold"/>
    </style:style>
    <style:style style:name="T549" style:parent-style-name="Absatz-Standardschriftart" style:family="text">
      <style:text-properties fo:font-weight="bold" style:font-weight-asian="bold" style:font-weight-complex="bold"/>
    </style:style>
    <style:style style:name="T550" style:parent-style-name="Hyperlink" style:family="text">
      <style:text-properties fo:font-weight="bold" style:font-weight-asian="bold" style:font-weight-complex="bold"/>
    </style:style>
    <style:style style:name="TableCell551" style:family="table-cell">
      <style:table-cell-properties fo:border="0.0069in solid #999999" style:writing-mode="lr-tb" fo:padding-top="0in" fo:padding-left="0.075in" fo:padding-bottom="0in" fo:padding-right="0.075in"/>
    </style:style>
    <style:style style:name="P552" style:parent-style-name="Listenabsatz" style:list-style-name="LFO2" style:family="paragraph">
      <style:paragraph-properties fo:margin-bottom="0in" fo:line-height="100%"/>
    </style:style>
    <style:style style:name="P553" style:parent-style-name="Listenabsatz" style:list-style-name="LFO2" style:family="paragraph">
      <style:paragraph-properties fo:margin-bottom="0in" fo:line-height="100%"/>
    </style:style>
    <style:style style:name="P554" style:parent-style-name="Listenabsatz" style:list-style-name="LFO2" style:family="paragraph">
      <style:paragraph-properties fo:margin-bottom="0in" fo:line-height="100%"/>
    </style:style>
    <style:style style:name="P555" style:parent-style-name="Listenabsatz" style:list-style-name="LFO2" style:family="paragraph">
      <style:paragraph-properties fo:margin-bottom="0in" fo:line-height="100%"/>
    </style:style>
    <style:style style:name="T556" style:parent-style-name="Absatz-Standardschriftart" style:family="text">
      <style:text-properties style:font-name="Wingdings" style:font-name-asian="Wingdings" style:font-name-complex="Wingdings"/>
    </style:style>
    <style:style style:name="TableRow557" style:family="table-row">
      <style:table-row-properties style:min-row-height="0.2083in"/>
    </style:style>
    <style:style style:name="TableCell558" style:family="table-cell">
      <style:table-cell-properties fo:border="0.0069in solid #999999" style:writing-mode="lr-tb" fo:padding-top="0in" fo:padding-left="0.075in" fo:padding-bottom="0in" fo:padding-right="0.075in"/>
    </style:style>
    <style:style style:name="P559" style:parent-style-name="Standard" style:family="paragraph">
      <style:paragraph-properties fo:margin-bottom="0in" fo:line-height="100%"/>
    </style:style>
    <style:style style:name="T560" style:parent-style-name="Hyperlink" style:family="text">
      <style:text-properties fo:font-weight="bold" style:font-weight-asian="bold" style:font-weight-complex="bold"/>
    </style:style>
    <style:style style:name="TableCell561" style:family="table-cell">
      <style:table-cell-properties fo:border="0.0069in solid #999999" style:writing-mode="lr-tb" fo:padding-top="0in" fo:padding-left="0.075in" fo:padding-bottom="0in" fo:padding-right="0.075in"/>
    </style:style>
    <style:style style:name="P562" style:parent-style-name="Listenabsatz" style:list-style-name="LFO2" style:family="paragraph">
      <style:paragraph-properties fo:margin-bottom="0in" fo:line-height="100%"/>
    </style:style>
    <style:style style:name="P563" style:parent-style-name="Listenabsatz" style:list-style-name="LFO2" style:family="paragraph">
      <style:paragraph-properties fo:margin-bottom="0in" fo:line-height="100%"/>
    </style:style>
    <style:style style:name="P564" style:parent-style-name="Listenabsatz" style:list-style-name="LFO2" style:family="paragraph">
      <style:paragraph-properties fo:margin-bottom="0in" fo:line-height="100%"/>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ext:p text:style-name="P10">Kriterium \Framework</text:p>
          </table:table-cell>
          <table:table-cell table:style-name="TableCell11">
            <text:p text:style-name="P12">Material UI<text:s/>(MUI Core)</text:p>
          </table:table-cell>
          <table:table-cell table:style-name="TableCell13">
            <text:p text:style-name="P14">Chakra UI</text:p>
          </table:table-cell>
          <table:table-cell table:style-name="TableCell15">
            <text:p text:style-name="P16"><text:span text:style-name="T17">Grommet</text:span></text:p>
          </table:table-cell>
          <table:table-cell table:style-name="TableCell18">
            <text:p text:style-name="P19"><text:span text:style-name="T20">React</text:span><text:span text:style-name="T21">-</text:span><text:span text:style-name="T22">Bootstrap</text:span></text:p>
          </table:table-cell>
          <table:table-cell table:style-name="TableCell23">
            <text:p text:style-name="P24">Mantine</text:p>
          </table:table-cell>
        </table:table-row>
        <table:table-row table:style-name="TableRow25">
          <table:table-cell table:style-name="TableCell26">
            <text:p text:style-name="P27"><text:span text:style-name="T28">Styling anpassbar</text:span><text:span text:style-name="T29"><text:s/></text:span><text:span text:style-name="T30">(mitgebrachtes Theme optional)</text:span><text:span text:style-name="T31"><text:s/></text:span></text:p>
          </table:table-cell>
          <table:table-cell table:style-name="TableCell32">
            <text:p text:style-name="P33">Es gibt viele Themes; eigene Themes möglich<text:s/><text:a xlink:href="https://mui.com/material-ui/customization/theming/" office:target-frame-name="_top" xlink:show="replace"><text:span text:style-name="Hyperlink">Doku</text:span></text:a></text:p>
          </table:table-cell>
          <table:table-cell table:style-name="TableCell34">
            <text:p text:style-name="P35"><text:span text:style-name="T36">Multicolor Modes(Dark/light); Themeable</text:span><text:span text:style-name="T37">,<text:s/></text:span><text:span text:style-name="T38">For styling and customization, Chakra uses </text:span><text:a xlink:href="https://emotion.sh/" office:target-frame-name="_top" xlink:show="replace"><text:span text:style-name="T39">Emotion</text:span></text:a><text:span text:style-name="T40"> under the hood</text:span></text:p>
          </table:table-cell>
          <table:table-cell table:style-name="TableCell41">
            <text:p text:style-name="P42"><text:span text:style-name="T43">externes CSS System; Themes</text:span><text:span text:style-name="T44">,<text:s/></text:span><text:a xlink:href="https://designer.grommet.io/" office:target-frame-name="_top" xlink:show="replace"><text:span text:style-name="T45">Grommet Designer</text:span></text:a><text:span text:style-name="T46">,<text:s/></text:span><text:a xlink:href="https://theme-designer.grommet.io/" office:target-frame-name="_top" xlink:show="replace"><text:span text:style-name="T47">Grommet Themer</text:span></text:a></text:p>
          </table:table-cell>
          <table:table-cell table:style-name="TableCell48">
            <text:p text:style-name="P49">Anpassbar mittels<text:s/><text:a xlink:href="https://react-bootstrap.github.io/getting-started/introduction#customize-bootstrap" office:target-frame-name="_top" xlink:show="replace"><text:span text:style-name="Hyperlink">Sass files</text:span></text:a><text:s/>(weitere Infos in Standard Bootstrap Doku)<text:s/><text:span text:style-name="T50">à</text:span><text:s/>Auseinandersetzung mit Bootstrap notwendig</text:p>
          </table:table-cell>
          <table:table-cell table:style-name="TableCell51">
            <text:p text:style-name="P52">Theming Support<text:s/>über Anpassung<text:s/>des<text:s/>Mantine<text:s/>Theme object<text:s/>oder über<text:s/>Hook,<text:s/>zusätzlich Styles API usw., Mantine CSS-in-JS library built on top of emotion</text:p>
          </table:table-cell>
        </table:table-row>
        <table:table-row table:style-name="TableRow53">
          <table:table-cell table:style-name="TableCell54">
            <text:p text:style-name="P55">Web Component Support / Shadow DOM</text:p>
          </table:table-cell>
          <table:table-cell table:style-name="TableCell56">
            <text:p text:style-name="P57"><text:span text:style-name="T58">Anleitung vorhanden<text:s/></text:span><text:a xlink:href="https://mui.com/material-ui/guides/shadow-dom/" office:target-frame-name="_top" xlink:show="replace"><text:span text:style-name="T59">Doku</text:span></text:a></text:p>
          </table:table-cell>
          <table:table-cell table:style-name="TableCell60">
            <text:p text:style-name="P61">https://github.com/chakra-ui/chakra-ui/issues/2145</text:p>
          </table:table-cell>
          <table:table-cell table:style-name="TableCell62">
            <text:p text:style-name="P63"/>
          </table:table-cell>
          <table:table-cell table:style-name="TableCell64">
            <text:p text:style-name="P65"><text:a xlink:href="https://github.com/react-bootstrap/dom-helpers/issues/172" office:target-frame-name="_top" xlink:show="replace"><text:span text:style-name="T66">https://github.com/react-bootstrap/dom-helpers/issues/172</text:span></text:a></text:p>
            <text:p text:style-name="P67"/>
            <text:p text:style-name="P68"><text:a xlink:href="https://react-bootstrap.github.io/getting-started/introduction#css" office:target-frame-name="_top" xlink:show="replace"><text:span text:style-name="T69">Stylesheet</text:span></text:a><text:span text:style-name="T70"><text:s/>import geht</text:span></text:p>
          </table:table-cell>
          <table:table-cell table:style-name="TableCell71">
            <text:p text:style-name="P72"><text:a xlink:href="https://github.com/mantinedev/mantine/discussions/598" office:target-frame-name="_top" xlink:show="replace"><text:span text:style-name="T73">Discussion</text:span></text:a><text:span text:style-name="T74"><text:s/></text:span></text:p>
          </table:table-cell>
        </table:table-row>
        <table:table-row table:style-name="TableRow75">
          <table:table-cell table:style-name="TableCell76">
            <text:p text:style-name="P77">A11y support</text:p>
          </table:table-cell>
          <table:table-cell table:style-name="TableCell78">
            <text:p text:style-name="P79">Einschätzung nach Test:<text:s/>solider Eindruck, aber es gibt Probleme (z.B. Drop-Down)</text:p>
            <text:p text:style-name="P80"/>
            <text:p text:style-name="P81">Nicht dokumentiert<text:s/><text:a xlink:href="https://github.com/mui/material-ui/issues/14187" office:target-frame-name="_top" xlink:show="replace"><text:span text:style-name="Hyperlink">Issue</text:span></text:a><text:s text:c="2"/>(Aussage ist aber, dass sie nicht komplett complient sind, wenn ich das richtig verstehe)<text:s/></text:p>
          </table:table-cell>
          <table:table-cell table:style-name="TableCell82">
            <text:p text:style-name="P83">Einschätzung nach Test: Sehr guter Eindruck, Favorit</text:p>
            <text:p text:style-name="P84"/>
            <text:p text:style-name="P85"><text:span text:style-name="T86">WAI-ARIA (Chakra UI strictly follows WAI-ARIA standards for all components.<text:s/></text:span><text:a xlink:href="https://chakra-ui.com/" office:target-frame-name="_top" xlink:show="replace"><text:span text:style-name="T87">https://chakra-ui.com/</text:span></text:a><text:span text:style-name="T88">)<text:s/></text:span></text:p>
          </table:table-cell>
          <table:table-cell table:style-name="TableCell89">
            <text:p text:style-name="P90">Soll wohl gut sein, Screenreader Unterstützung,<text:s/>Web Content Accessibility Guidelines (WCAG) 2.1</text:p>
          </table:table-cell>
          <table:table-cell table:style-name="TableCell91">
            <text:p text:style-name="P92"><text:span text:style-name="T93">“implemented with accessibility in mind”</text:span></text:p>
          </table:table-cell>
          <table:table-cell table:style-name="TableCell94">
            <text:p text:style-name="P95">Einschätzung nach Test: Probleme sind schnell zu finden<text:s/><text:span text:style-name="T96"></text:span><text:s/>nicht geeignet</text:p>
            <text:p text:style-name="P97"/>
            <text:p text:style-name="P98">“Build fully functional accessible web applications”, zu jeder Komponente gibt es in der Doku ein Kapitel zu accessability<text:s/>(z.B. https://mantine.dev/core/autocomplete/#accessibility)</text:p>
          </table:table-cell>
        </table:table-row>
        <table:table-row table:style-name="TableRow99">
          <table:table-cell table:style-name="TableCell100">
            <text:p text:style-name="P101">Lizenz</text:p>
          </table:table-cell>
          <table:table-cell table:style-name="TableCell102">
            <text:p text:style-name="P103">MIT</text:p>
            <text:p text:style-name="P104"/>
            <text:p text:style-name="P105">Aber es gibt kostenpflichtige<text:s/>Erweiterungen<text:s/>(<text:a xlink:href="https://mui.com/pricing/" office:target-frame-name="_top" xlink:show="replace"><text:span text:style-name="T106">https://mui.com/pricing/</text:span></text:a>)</text:p>
          </table:table-cell>
          <table:table-cell table:style-name="TableCell107">
            <text:p text:style-name="P108">MIT</text:p>
            <text:p text:style-name="P109"/>
            <text:p text:style-name="P110"><text:a xlink:href="https://github.com/chakra-ui/chakra-ui" office:target-frame-name="_top" xlink:show="replace"><text:span text:style-name="T111">https://github.com/chakra-ui/chakra-ui</text:span></text:a><text:s/></text:p>
          </table:table-cell>
          <table:table-cell table:style-name="TableCell112">
            <text:p text:style-name="P113">Apache 2<text:s/></text:p>
          </table:table-cell>
          <table:table-cell table:style-name="TableCell114">
            <text:p text:style-name="P115">MIT</text:p>
          </table:table-cell>
          <table:table-cell table:style-name="TableCell116">
            <text:p text:style-name="P117">MIT</text:p>
          </table:table-cell>
        </table:table-row>
        <table:table-row table:style-name="TableRow118">
          <table:table-cell table:style-name="TableCell119">
            <text:p text:style-name="P120">Browser Support (auch Versionen)</text:p>
          </table:table-cell>
          <table:table-cell table:style-name="TableCell121">
            <text:p text:style-name="P122">Edge<text:s/>ab 91, FF ab 78, Chrome ab 90, Safari ab 14/12.5</text:p>
          </table:table-cell>
          <table:table-cell table:style-name="TableCell123">
            <text:p text:style-name="P124">https://github.com/chakra-ui/chakra-ui-docs/issues/117</text:p>
          </table:table-cell>
          <table:table-cell table:style-name="TableCell125">
            <text:p text:style-name="P126">https://v2.grommet.io/browsers</text:p>
          </table:table-cell>
          <table:table-cell table:style-name="TableCell127">
            <text:p text:style-name="P128"><text:span text:style-name="T129">Sollte ausreichen, keine genauen Versionen genannt<text:s/></text:span><text:span text:style-name="T130">(</text:span><text:span text:style-name="T131">We<text:s/></text:span><text:span text:style-name="T132">aim to support all browsers supported by both </text:span><text:a xlink:href="http://facebook.github.io/react/docs/working-with-the-browser.html#browser-support-and-polyfills" office:target-frame-name="_top" xlink:show="replace"><text:span text:style-name="T133">React</text:span></text:a><text:span text:style-name="T134"> and </text:span><text:a xlink:href="https://getbootstrap.com/docs/5.2/getting-started/browsers-devices/#supported-browsers" office:target-frame-name="_top" xlink:show="replace"><text:span text:style-name="T135">Bootstrap</text:span></text:a><text:span text:style-name="T136">.)</text:span></text:p>
          </table:table-cell>
          <table:table-cell table:style-name="TableCell137">
            <text:p text:style-name="P138">https://mantine.dev/pages/about/</text:p>
          </table:table-cell>
        </table:table-row>
        <table:table-row table:style-name="TableRow139">
          <table:table-cell table:style-name="TableCell140">
            <text:p text:style-name="P141">Noch in Pflege?</text:p>
          </table:table-cell>
          <table:table-cell table:style-name="TableCell142">
            <text:p text:style-name="P143">Ja</text:p>
          </table:table-cell>
          <table:table-cell table:style-name="TableCell144">
            <text:p text:style-name="P145">Ja</text:p>
          </table:table-cell>
          <table:table-cell table:style-name="TableCell146">
            <text:p text:style-name="P147">ja</text:p>
          </table:table-cell>
          <table:table-cell table:style-name="TableCell148">
            <text:p text:style-name="P149">Ja</text:p>
          </table:table-cell>
          <table:table-cell table:style-name="TableCell150">
            <text:p text:style-name="P151">Ja</text:p>
          </table:table-cell>
        </table:table-row>
        <table:table-row table:style-name="TableRow152">
          <table:table-cell table:style-name="TableCell153">
            <text:p text:style-name="P154">Default-Komponenten</text:p>
          </table:table-cell>
          <table:table-cell table:style-name="TableCell155">
            <text:p text:style-name="P156">Sehr vielfältig</text:p>
            <text:p text:style-name="P157"/>
            <text:p text:style-name="P158">Einige Data Grid Featues sind kostenpflichtig<text:s/>(MUI X)<text:s/>(<text:a xlink:href="https://mui.com/pricing/" office:target-frame-name="_top" xlink:show="replace"><text:span text:style-name="T159">https://mui.com/pricing/</text:span></text:a>)<text:s/>z.B.<text:s/>Data Grid und Date Pickers</text:p>
          </table:table-cell>
          <table:table-cell table:style-name="TableCell160">
            <text:p text:style-name="P161">Umfangreiche Sammlung an Basiskomponenten</text:p>
          </table:table-cell>
          <table:table-cell table:style-name="TableCell162">
            <text:p text:style-name="P163">Umfangreiche Sammlung an Basiskomponenten</text:p>
          </table:table-cell>
          <table:table-cell table:style-name="TableCell164">
            <text:p text:style-name="P165">27<text:s/>+<text:s/>welche für Forms, wichtige sind dabei</text:p>
          </table:table-cell>
          <table:table-cell table:style-name="TableCell166">
            <text:p text:style-name="P167">Über 100 Komponenten</text:p>
          </table:table-cell>
        </table:table-row>
        <table:table-row table:style-name="TableRow168">
          <table:table-cell table:style-name="TableCell169">
            <text:p text:style-name="P170">Form Validation</text:p>
          </table:table-cell>
          <table:table-cell table:style-name="TableCell171">
            <text:p text:style-name="P172">Nein, es gibt aber externe Bibliotheken/Hooks, z.b.<text:s/><text:a xlink:href="https://github.com/NewOldMax/react-material-ui-form-validator" office:target-frame-name="_top" xlink:show="replace"><text:span text:style-name="T173">diese</text:span></text:a></text:p>
          </table:table-cell>
          <table:table-cell table:style-name="TableCell174">
            <text:p text:style-name="P175">Form-Komponenten mit<text:s/>Support für Validation</text:p>
          </table:table-cell>
          <table:table-cell table:style-name="TableCell176">
            <text:p text:style-name="P177">Wird unterstützt</text:p>
          </table:table-cell>
          <table:table-cell table:style-name="TableCell178">
            <text:p text:style-name="P179"/>
          </table:table-cell>
          <table:table-cell table:style-name="TableCell180">
            <text:p text:style-name="P181">https://mantine.dev/form/validation/</text:p>
          </table:table-cell>
        </table:table-row>
        <table:table-row table:style-name="TableRow182">
          <table:table-cell table:style-name="TableCell183">
            <text:p text:style-name="P184">Erweiterbarkeit<text:s/></text:p>
          </table:table-cell>
          <table:table-cell table:style-name="TableCell185">
            <text:p text:style-name="P186">Flexbile komponenten, nicht so gut erweiterbar wie Charka</text:p>
          </table:table-cell>
          <table:table-cell table:style-name="TableCell187">
            <text:p text:style-name="P188">Gut erweiterbar, einfach zu nutzen, modular, gute Developer Experience</text:p>
          </table:table-cell>
          <table:table-cell table:style-name="TableCell189">
            <text:p text:style-name="P190">Nicht so gut erweiterbar wie andere</text:p>
          </table:table-cell>
          <table:table-cell table:style-name="TableCell191">
            <text:p text:style-name="P192"/>
          </table:table-cell>
          <table:table-cell table:style-name="TableCell193">
            <text:p text:style-name="P194"/>
          </table:table-cell>
        </table:table-row>
        <table:table-row table:style-name="TableRow195">
          <table:table-cell table:style-name="TableCell196">
            <text:p text:style-name="P197">Doku / Erlernbarkeit</text:p>
          </table:table-cell>
          <table:table-cell table:style-name="TableCell198">
            <text:p text:style-name="P199">Doku gibt es ist, soll aber wohl für Einsteiger manchmal schwierig sein<text:s/>/ andere sagen, die Doku sei gut</text:p>
          </table:table-cell>
          <table:table-cell table:style-name="TableCell200">
            <text:p text:style-name="P201">Größtenteils übersichtlich,<text:s/>Komponenten-Doku mit Beispielen, weiterführende Themen (z.B. Validation) nicht direkt auffindbar über<text:s/>Suche in Doku</text:p>
          </table:table-cell>
          <table:table-cell table:style-name="TableCell202">
            <text:p text:style-name="P203">Im Umfang überschaubar,<text:s/>Soll<text:s/>jedoch<text:s/>einfach erlernbar sein</text:p>
          </table:table-cell>
          <table:table-cell table:style-name="TableCell204">
            <text:p text:style-name="P205"/>
          </table:table-cell>
          <table:table-cell table:style-name="TableCell206">
            <text:p text:style-name="P207">Übersichtlich, gute Suche</text:p>
          </table:table-cell>
        </table:table-row>
        <table:table-row table:style-name="TableRow208">
          <table:table-cell table:style-name="TableCell209">
            <text:p text:style-name="P210">TypeScript Typings</text:p>
          </table:table-cell>
          <table:table-cell table:style-name="TableCell211">
            <text:p text:style-name="P212">Ja</text:p>
          </table:table-cell>
          <table:table-cell table:style-name="TableCell213">
            <text:p text:style-name="P214"><text:a xlink:href="https://chakra-ui.com/getting-started/cra-guide#typescript-template" office:target-frame-name="_top" xlink:show="replace"><text:span text:style-name="Hyperlink">https://chakra-ui.com/getting-started/cra-guide#typescript-template</text:span></text:a><text:s/></text:p>
          </table:table-cell>
          <table:table-cell table:style-name="TableCell215">
            <text:p text:style-name="P216">ja</text:p>
          </table:table-cell>
          <table:table-cell table:style-name="TableCell217">
            <text:p text:style-name="P218"/>
          </table:table-cell>
          <table:table-cell table:style-name="TableCell219">
            <text:p text:style-name="P220">ja</text:p>
          </table:table-cell>
        </table:table-row>
        <table:table-row table:style-name="TableRow221">
          <table:table-cell table:style-name="TableCell222">
            <text:p text:style-name="P223">Performance</text:p>
          </table:table-cell>
          <table:table-cell table:style-name="TableCell224">
            <text:p text:style-name="P225">Nicht nur gutes gelesen…</text:p>
          </table:table-cell>
          <table:table-cell table:style-name="TableCell226">
            <text:p text:style-name="P227"><text:span text:style-name="T228">„It’s really nice UI frame work, most powerful but It’s not recommended for enterprise and large scale projects because of css in js performance issues. As the project grows the app becomes slow.</text:span><text:span text:style-name="T229"><text:line-break/>More and more I have experienced it. This is also written in documents.</text:span><text:span text:style-name="T230"><text:line-break/>So if you have plan to work on the<text:s/></text:span><text:soft-page-break/><text:span text:style-name="T231">project for long term better choose a different tool.“</text:span><text:span text:style-name="T232"><text:s/></text:span><text:a xlink:href="https://dev.to/cloudx/chakra-ui-the-hidden-treasures-1gl9" office:target-frame-name="_top" xlink:show="replace"><text:span text:style-name="Hyperlink">https://dev.to/cloudx/chakra-ui-the-hidden-treasures-1gl9</text:span></text:a></text:p>
            <text:p text:style-name="P233"/>
          </table:table-cell>
          <table:table-cell table:style-name="TableCell234">
            <text:p text:style-name="P235"/>
          </table:table-cell>
          <table:table-cell table:style-name="TableCell236">
            <text:p text:style-name="P237"/>
          </table:table-cell>
          <table:table-cell table:style-name="TableCell238">
            <text:p text:style-name="P239"/>
          </table:table-cell>
        </table:table-row>
        <table:table-row table:style-name="TableRow240">
          <table:table-cell table:style-name="TableCell241">
            <text:p text:style-name="P242"><text:span text:style-name="T243">Code Size</text:span></text:p>
          </table:table-cell>
          <table:table-cell table:style-name="TableCell244">
            <text:p text:style-name="P245"/>
          </table:table-cell>
          <table:table-cell table:style-name="TableCell246">
            <text:p text:style-name="P247"><text:a xlink:href="https://bundlephobia.com/package/chakra-ui@0.3.9" office:target-frame-name="_top" xlink:show="replace"><text:span text:style-name="T248">279.6 kB<text:s/></text:span><text:span text:style-name="Hyperlink">MINIFIED</text:span></text:a></text:p>
            <text:p text:style-name="P249"/>
          </table:table-cell>
          <table:table-cell table:style-name="TableCell250">
            <text:p text:style-name="P251"/>
          </table:table-cell>
          <table:table-cell table:style-name="TableCell252">
            <text:p text:style-name="P253"><text:span text:style-name="T254">You can minimize the volume of code in your applications by importing just the components you need individually instead of importing the complete library (nicht aus orig Doku)</text:span></text:p>
          </table:table-cell>
          <table:table-cell table:style-name="TableCell255">
            <text:p text:style-name="P256">Kann<text:s/>je nach verwendeten Komponenten und Bibliotheken größer werden</text:p>
          </table:table-cell>
        </table:table-row>
        <table:table-row table:style-name="TableRow257">
          <table:table-cell table:style-name="TableCell258">
            <text:p text:style-name="P259"><text:span text:style-name="T260">Grid System</text:span><text:span text:style-name="T261"><text:s/>/ Layout</text:span></text:p>
          </table:table-cell>
          <table:table-cell table:style-name="TableCell262">
            <text:p text:style-name="P263">Verschiedene (u.a. Grid)</text:p>
          </table:table-cell>
          <table:table-cell table:style-name="TableCell264">
            <text:p text:style-name="P265">Verschiedene Layoutkomponenten für flexibles Design<text:s/>(Box, Flex, Grid..)</text:p>
          </table:table-cell>
          <table:table-cell table:style-name="TableCell266">
            <text:p text:style-name="P267"/>
          </table:table-cell>
          <table:table-cell table:style-name="TableCell268">
            <text:p text:style-name="P269">Ja</text:p>
          </table:table-cell>
          <table:table-cell table:style-name="TableCell270">
            <text:p text:style-name="P271">Verschiedene Layout-Komponenten</text:p>
          </table:table-cell>
        </table:table-row>
        <table:table-row table:style-name="TableRow272">
          <table:table-cell table:style-name="TableCell273">
            <text:p text:style-name="P274"><text:span text:style-name="T275">Mobile / Responsive Design</text:span></text:p>
          </table:table-cell>
          <table:table-cell table:style-name="TableCell276">
            <text:p text:style-name="P277"/>
          </table:table-cell>
          <table:table-cell table:style-name="TableCell278">
            <text:p text:style-name="P279">Wird unterstützt</text:p>
          </table:table-cell>
          <table:table-cell table:style-name="TableCell280">
            <text:p text:style-name="P281">ja</text:p>
          </table:table-cell>
          <table:table-cell table:style-name="TableCell282">
            <text:p text:style-name="P283">Ja</text:p>
          </table:table-cell>
          <table:table-cell table:style-name="TableCell284">
            <text:p text:style-name="P285">ja</text:p>
          </table:table-cell>
        </table:table-row>
        <table:table-row table:style-name="TableRow286">
          <table:table-cell table:style-name="TableCell287">
            <text:p text:style-name="P288"><text:span text:style-name="T289">Unterstützte Sprachen / i18n</text:span></text:p>
          </table:table-cell>
          <table:table-cell table:style-name="TableCell290">
            <text:p text:style-name="P291"/>
          </table:table-cell>
          <table:table-cell table:style-name="TableCell292">
            <text:p text:style-name="P293"/>
          </table:table-cell>
          <table:table-cell table:style-name="TableCell294">
            <text:p text:style-name="P295"/>
          </table:table-cell>
          <table:table-cell table:style-name="TableCell296">
            <text:p text:style-name="P297"/>
          </table:table-cell>
          <table:table-cell table:style-name="TableCell298">
            <text:p text:style-name="P299"/>
          </table:table-cell>
        </table:table-row>
        <table:table-row table:style-name="TableRow300">
          <table:table-cell table:style-name="TableCell301">
            <text:p text:style-name="P302"><text:span text:style-name="T303">„Hersteller“</text:span><text:span text:style-name="T304">,<text:s/></text:span><text:span text:style-name="T305">Verwendet von..</text:span></text:p>
          </table:table-cell>
          <table:table-cell table:style-name="TableCell306">
            <text:p text:style-name="P307"/>
          </table:table-cell>
          <table:table-cell table:style-name="TableCell308">
            <text:p text:style-name="P309">Segun Adebayo</text:p>
          </table:table-cell>
          <table:table-cell table:style-name="TableCell310">
            <text:p text:style-name="P311">HP,<text:s/>verwendet von Netflix, Uber, Samung, Sony, etc.</text:p>
          </table:table-cell>
          <table:table-cell table:style-name="TableCell312">
            <text:p text:style-name="P313"/>
          </table:table-cell>
          <table:table-cell table:style-name="TableCell314">
            <text:p text:style-name="P315"><text:span text:style-name="T316">Vitaly Rtishchev</text:span></text:p>
          </table:table-cell>
        </table:table-row>
        <table:table-row table:style-name="TableRow317">
          <table:table-cell table:style-name="TableCell318">
            <text:p text:style-name="P319">Notizen /Extras</text:p>
          </table:table-cell>
          <table:table-cell table:style-name="TableCell320">
            <text:p text:style-name="P321">Implementiert Google’s Material Design;</text:p>
            <text:p text:style-name="P322">MUI Base: Projekte mit Komponenten ohne styles (Material UI setzt darauf auf); Material UI hat Fokus auf gutes Aussehen</text:p>
          </table:table-cell>
          <table:table-cell table:style-name="TableCell323">
            <text:p text:style-name="P324">Siehe unten</text:p>
          </table:table-cell>
          <table:table-cell table:style-name="TableCell325">
            <text:p text:style-name="P326"><text:span text:style-name="T327">Siehe unten</text:span></text:p>
          </table:table-cell>
          <table:table-cell table:style-name="TableCell328">
            <text:p text:style-name="P329">Braucht im Gegensatz zu Bootstrap JavaScript kein jQuery</text:p>
            <text:p text:style-name="P330"/>
            <text:p text:style-name="P331">Teilweise schwierig zu googlen, weil man immer beim normalen bootstrap landet.<text:s/></text:p>
          </table:table-cell>
          <table:table-cell table:style-name="TableCell332">
            <text:p text:style-name="P333">Bietet Vielzahl an Hooks</text:p>
            <text:p text:style-name="P334"/>
            <text:p text:style-name="P335">Ist production ready<text:s/><text:a xlink:href="https://www.reddit.com/r/reactjs/comments/ul01bz/is_mantine_mature_enough_for_production/" office:target-frame-name="_top" xlink:show="replace"><text:span text:style-name="Hyperlink">https://www.reddit.com/r/reactjs/comments/ul01bz/is_mantine_mature_enough_for_production/</text:span></text:a></text:p>
            <text:p text:style-name="P336"/>
            <text:p text:style-name="P337">Scheint beliebt zu sein</text:p>
            <text:p text:style-name="P338"><text:a xlink:href="https://www.reddit.com/r/reactjs/comments/tauog2/mantine_40_is_out_120_hooks_and_components_with/" office:target-frame-name="_top" xlink:show="replace"><text:span text:style-name="Hyperlink">https://www.reddit.com/r/reactjs/comments/tauog2/mantine_40_is_out_120_hooks_and_components_with/</text:span></text:a><text:s/></text:p>
          </table:table-cell>
        </table:table-row>
      </table:table>
      <text:p text:style-name="Standard"/>
      <text:p text:style-name="Standard"/>
      <text:p text:style-name="Standard"><text:span text:style-name="T339">Mantine vs. Chakra:</text:span><text:s/>https://www.reddit.com/r/reactjs/comments/tjka8o/chakra_ui_vs_mantine/</text:p>
      <text:soft-page-break/>
      <text:p text:style-name="Standard">Übersicht über UI Frameworks für React:<text:s/><text:a xlink:href="https://aglowiditsolutions.com/blog/best-react-ui-framework/" office:target-frame-name="_top" xlink:show="replace"><text:span text:style-name="Hyperlink">https://aglowiditsolutions.com/blog/best-react-ui-framework/</text:span></text:a><text:s/><text:s/><text:a xlink:href="https://kinsta.com/blog/react-components-library/" office:target-frame-name="_top" xlink:show="replace"><text:span text:style-name="Hyperlink">https://kinsta.com/blog/react-components-library/</text:span></text:a><text:s/></text:p>
      <text:p text:style-name="Standard">Von AntD empfohlene Bibliotheken für Spezialthemen:<text:s/><text:a xlink:href="https://ant.design/docs/react/recommendation" office:target-frame-name="_top" xlink:show="replace"><text:span text:style-name="Hyperlink">https://ant.design/docs/react/recommendation</text:span></text:a><text:s/></text:p>
      <text:p text:style-name="Standard"/>
      <text:p text:style-name="P340">Interessant</text:p>
      <table:table table:style-name="Table341">
        <table:table-columns>
          <table:table-column table:style-name="TableColumn342"/>
          <table:table-column table:style-name="TableColumn343"/>
        </table:table-columns>
        <table:table-row table:style-name="TableRow344">
          <table:table-cell table:style-name="TableCell345">
            <text:p text:style-name="P346">Framework</text:p>
          </table:table-cell>
          <table:table-cell table:style-name="TableCell347">
            <text:p text:style-name="P348">Begründung<text:s/>/ Keypoints</text:p>
          </table:table-cell>
        </table:table-row>
        <table:table-row table:style-name="TableRow349">
          <table:table-cell table:style-name="TableCell350">
            <text:p text:style-name="P351"><text:a xlink:href="https://public-ui.github.io/docs/willkommen/" office:target-frame-name="_top" xlink:show="replace"><text:span text:style-name="T352">Kolibri</text:span></text:a></text:p>
          </table:table-cell>
          <table:table-cell table:style-name="TableCell353">
            <text:list text:style-name="LFO3" text:continue-numbering="true">
              <text:list-item>
                <text:p text:style-name="P354">Lizenz zu Prüfen</text:p>
              </text:list-item>
            </text:list>
          </table:table-cell>
        </table:table-row>
        <table:table-row table:style-name="TableRow355">
          <table:table-cell table:style-name="TableCell356">
            <text:p text:style-name="P357"><text:a xlink:href="https://mui.com/material-ui/getting-started/overview/" office:target-frame-name="_top" xlink:show="replace"><text:span text:style-name="T358">MaterialUI</text:span><text:span text:style-name="T359"><text:s/>(Core)</text:span></text:a></text:p>
          </table:table-cell>
          <table:table-cell table:style-name="TableCell360">
            <text:list text:style-name="LFO1" text:continue-numbering="true">
              <text:list-item>
                <text:p text:style-name="P361">Sehr häufig genutzt<text:s/></text:p>
              </text:list-item>
              <text:list-item>
                <text:p text:style-name="P362">Breite Community</text:p>
              </text:list-item>
              <text:list-item>
                <text:p text:style-name="P363">Ggf. nicht das simpelste</text:p>
              </text:list-item>
              <text:list-item>
                <text:p text:style-name="P364">A11y nicht so gut wie bei anderen?</text:p>
              </text:list-item>
            </text:list>
          </table:table-cell>
        </table:table-row>
        <table:table-row table:style-name="TableRow365">
          <table:table-cell table:style-name="TableCell366">
            <text:p text:style-name="P367"><text:a xlink:href="https://ant.design/" office:target-frame-name="_top" xlink:show="replace"><text:span text:style-name="T368">Ant Design (AntD)</text:span></text:a><text:span text:style-name="T369"><text:s/>v5</text:span></text:p>
          </table:table-cell>
          <table:table-cell table:style-name="TableCell370">
            <text:list text:style-name="LFO1" text:continue-numbering="true">
              <text:list-item>
                <text:p text:style-name="P371">Es gibt auch eine Pro Version</text:p>
              </text:list-item>
              <text:list-item>
                <text:p text:style-name="P372"><text:a xlink:href="https://mobile.ant.design/" office:target-frame-name="_top" xlink:show="replace"><text:span text:style-name="Hyperlink">Eigene Version für Mobilgeräte</text:span></text:a><text:s/><text:span text:style-name="T373">à</text:span><text:s/>kein<text:s/>Layout?</text:p>
              </text:list-item>
              <text:list-item>
                <text:p text:style-name="P374">Written in Typescript</text:p>
              </text:list-item>
              <text:list-item>
                <text:p text:style-name="P375">Angeblich gut erweiterbar (nicht direkt Doku dazu gefunden)<text:s/></text:p>
              </text:list-item>
              <text:list-item>
                <text:p text:style-name="P376">https://blog.dastasoft.com/posts/why-you-should-use-chakra-ui-in-react</text:p>
              </text:list-item>
              <text:list-item>
                <text:p text:style-name="P377">Chakra UI might be for you if...</text:p>
                <text:list text:continue-numbering="true">
                  <text:list-item>
                    <text:p text:style-name="P378">You are working on a small/medium sized project.*</text:p>
                  </text:list-item>
                  <text:list-item>
                    <text:p text:style-name="P379">You don't want to / can't invest the effort in creating a library of components.</text:p>
                  </text:list-item>
                  <text:list-item>
                    <text:p text:style-name="P380">Accessibility is important to you and you don't want to / can't invest the effort.</text:p>
                  </text:list-item>
                  <text:list-item>
                    <text:p text:style-name="P381">You or your team are more proficient with JS than CSS.**</text:p>
                  </text:list-item>
                  <text:list-item>
                    <text:p text:style-name="P382">You are trying to establish a common architecture in your team.***</text:p>
                  </text:list-item>
                  <text:list-item>
                    <text:p text:style-name="P383">You need your own component library but from a solid base.</text:p>
                  </text:list-item>
                  <text:list-item>
                    <text:p text:style-name="P384">You are using another component library that you find doesn't speed up your development time.</text:p>
                  </text:list-item>
                </text:list>
              </text:list-item>
            </text:list>
            <text:p text:style-name="P385">*I'm talking about the size of the project because CSS-in-JS have a common problem, they are JS after all, it's easier for the browser to process CSS files instead of running JS, especially if your application is changing data very often but common web applications are perfectly suited to Chakra UI's performance.</text:p>
            <text:p text:style-name="P386">**Don't think you can avoid learning CSS because of Chakra UI or any other CSS-in-JS solution, the syntax is quite similar and knowing proper CSS will help a lot.</text:p>
            <text:p text:style-name="P387">**The weakest point of many front end developers is maintaining CSS files, having a solution like Chakra UI that blends seamlessly with the props we already know from React components helps to keep the project clean and mantainable.</text:p>
            <text:list text:style-name="LFO1" text:continue-numbering="true">
              <text:list-item>
                <text:p text:style-name="P388">Chakra UI might not be for you if...</text:p>
                <text:list text:continue-numbering="true">
                  <text:list-item>
                    <text:p text:style-name="P389">You're working on a big project and/or changing a lot of data.</text:p>
                  </text:list-item>
                  <text:list-item>
                    <text:p text:style-name="P390">You or your team are more proficient with CSS than JS.</text:p>
                  </text:list-item>
                  <text:list-item>
                    <text:p text:style-name="P391">You need to share your style files between several projects that don't have Chakra UI.</text:p>
                  </text:list-item>
                </text:list>
              </text:list-item>
              <text:list-item>
                <text:p text:style-name="P392"/>
              </text:list-item>
            </text:list>
          </table:table-cell>
        </table:table-row>
        <table:table-row table:style-name="TableRow393">
          <table:table-cell table:style-name="TableCell394">
            <text:p text:style-name="P395"><text:a xlink:href="https://chakra-ui.com/" office:target-frame-name="_top" xlink:show="replace"><text:span text:style-name="T396">Chakra UI</text:span></text:a></text:p>
          </table:table-cell>
          <table:table-cell table:style-name="TableCell397">
            <text:list text:style-name="LFO1" text:continue-numbering="true">
              <text:list-item>
                <text:p text:style-name="P398">A11y unterstützt<text:s/>(WAI-ARIA)</text:p>
              </text:list-item>
              <text:list-item>
                <text:p text:style-name="P399"><text:span text:style-name="T400">Modular, DevExp</text:span><text:span text:style-name="T401">, Composable, Themable</text:span><text:span text:style-name="T402"><text:s/></text:span><text:span text:style-name="T403">à</text:span><text:span text:style-name="T404"><text:s/>Performance, Code Size<text:s/></text:span></text:p>
              </text:list-item>
              <text:list-item>
                <text:p text:style-name="P405"><text:span text:style-name="T406">Typescript:<text:s/></text:span><text:a xlink:href="https://chakra-ui.com/getting-started/cra-guide#typescript-template" office:target-frame-name="_top" xlink:show="replace"><text:span text:style-name="T407">https://chakra-ui.com/getting-started/cra-guide#typescript-template</text:span></text:a><text:span text:style-name="T408"><text:s/></text:span></text:p>
              </text:list-item>
            </text:list>
          </table:table-cell>
        </table:table-row>
        <table:table-row table:style-name="TableRow409">
          <table:table-cell table:style-name="TableCell410">
            <text:p text:style-name="P411"><text:a xlink:href="https://v2.grommet.io/" office:target-frame-name="_top" xlink:show="replace"><text:span text:style-name="T412">Grommet</text:span></text:a><text:span text:style-name="T413"><text:s/>(v2)</text:span></text:p>
          </table:table-cell>
          <table:table-cell table:style-name="TableCell414">
            <text:list text:style-name="LFO1" text:continue-numbering="true">
              <text:list-item>
                <text:p text:style-name="P415">WCAG 2.1 compliant (fokus bei a11y auch auf mobile)</text:p>
              </text:list-item>
              <text:list-item>
                <text:p text:style-name="P416">Grid system<text:s/>/ Theming</text:p>
              </text:list-item>
              <text:list-item>
                <text:p text:style-name="P417">Website finde ich anstrengend</text:p>
              </text:list-item>
              <text:list-item>
                <text:p text:style-name="P418">Nur 8000 Stars</text:p>
              </text:list-item>
              <text:list-item>
                <text:p text:style-name="P419">Reddit<text:s/>(https://www.reddit.com/r/reactjs/comments/tht7p8/should_i_use_the_ui_elements_libraries_like/):</text:p>
                <text:list text:continue-numbering="true">
                  <text:list-item>
                    <text:p text:style-name="P420">Do not use grommet. There are many bugs and breaking changes between minor versions. I inherited an app having implemented it and it’s been a nightmare. That’s only my experience though so take it with a grain of salt.</text:p>
                  </text:list-item>
                  <text:list-item>
                    <text:p text:style-name="P421"><text:span text:style-name="T422">Man I just got onto a new project that was originally based on grommet.<text:s/></text:span>It’s so ugly right now</text:p>
                  </text:list-item>
                  <text:list-item>
                    <text:p text:style-name="P423"/>
                  </text:list-item>
                </text:list>
              </text:list-item>
            </text:list>
          </table:table-cell>
        </table:table-row>
        <table:table-row table:style-name="TableRow424">
          <table:table-cell table:style-name="TableCell425">
            <text:p text:style-name="P426"><text:a xlink:href="https://react-bootstrap.github.io/" office:target-frame-name="_top" xlink:show="replace"><text:span text:style-name="T427">React Bootstrap</text:span></text:a><text:span text:style-name="T428"><text:s/></text:span><text:span text:style-name="T429">(! Nicht Javascript Bootstrap)</text:span></text:p>
          </table:table-cell>
          <table:table-cell table:style-name="TableCell430">
            <text:list text:style-name="LFO1" text:continue-numbering="true">
              <text:list-item>
                <text:p text:style-name="P431">Bootstrap sehr bekannt<text:s/></text:p>
              </text:list-item>
              <text:list-item>
                <text:p text:style-name="P432">Bietet viele Komponenten und auch Form Validation, Theming</text:p>
              </text:list-item>
              <text:list-item>
                <text:p text:style-name="P433">implemented with accessibility in mind<text:s/>(gibt aber offene GitHub Issues zu dem Thema)<text:s/><text:span text:style-name="T434">à</text:span><text:s/>reicht das aus?</text:p>
              </text:list-item>
            </text:list>
          </table:table-cell>
        </table:table-row>
        <table:table-row table:style-name="TableRow435">
          <table:table-cell table:style-name="TableCell436">
            <text:p text:style-name="P437"><text:a xlink:href="https://react.fluentui.dev/?path=/docs/concepts-introduction--page" office:target-frame-name="_top" xlink:show="replace"><text:span text:style-name="T438">Fluent React UI v9</text:span></text:a></text:p>
          </table:table-cell>
          <table:table-cell table:style-name="TableCell439">
            <text:list text:style-name="LFO2" text:continue-numbering="true">
              <text:list-item>
                <text:p text:style-name="P440"><text:a xlink:href="https://react.fluentui.dev/?path=/docs/concepts-developer-accessibility-components-overview--page" office:target-frame-name="_top" xlink:show="replace"><text:span text:style-name="Hyperlink">WCAG 2.1 compliant</text:span></text:a></text:p>
              </text:list-item>
              <text:list-item>
                <text:p text:style-name="P441">Viele Komponenten<text:s/></text:p>
              </text:list-item>
              <text:list-item>
                <text:p text:style-name="P442">Von Microsoft<text:s/><text:span text:style-name="T443">à</text:span><text:s/>Aussehen ähnlich</text:p>
              </text:list-item>
              <text:list-item>
                <text:p text:style-name="P444">Lizenz für Nutzung von Icons prüfen <text:s/><text:a xlink:href="https://github.com/microsoft/fluentui/blob/master/LICENSE" office:target-frame-name="_top" xlink:show="replace"><text:span text:style-name="Hyperlink">https://github.com/microsoft/fluentui/blob/master/LICENSE</text:span></text:a></text:p>
              </text:list-item>
              <text:list-item>
                <text:p text:style-name="P445">Eventuell<text:s/>Probleme<text:s/>bei Einbindung in shadow dom</text:p>
              </text:list-item>
            </text:list>
          </table:table-cell>
        </table:table-row>
        <table:table-row table:style-name="TableRow446">
          <table:table-cell table:style-name="TableCell447">
            <text:p text:style-name="P448"><text:a xlink:href="https://www.radix-ui.com/" office:target-frame-name="_top" xlink:show="replace"><text:span text:style-name="T449">Radix</text:span></text:a></text:p>
          </table:table-cell>
          <table:table-cell table:style-name="TableCell450">
            <text:list text:style-name="LFO2" text:continue-numbering="true">
              <text:list-item>
                <text:p text:style-name="P451">Fokus auf a11y-Support bei<text:s/>Komponenten</text:p>
              </text:list-item>
              <text:list-item>
                <text:p text:style-name="P452">Komponenten ohne Styling</text:p>
              </text:list-item>
              <text:list-item>
                <text:p text:style-name="P453">Weitere<text:s/>Repos für a11y Farbsystem, Icons,<text:s/>Design<text:s/>System</text:p>
              </text:list-item>
              <text:list-item>
                <text:p text:style-name="P454">Relativ wenig Stars</text:p>
              </text:list-item>
            </text:list>
          </table:table-cell>
        </table:table-row>
        <table:table-row table:style-name="TableRow455">
          <table:table-cell table:style-name="TableCell456">
            <text:p text:style-name="P457"><text:a xlink:href="https://evergreen.segment.com/introduction/getting-started" office:target-frame-name="_top" xlink:show="replace"><text:span text:style-name="T458">Evergreen</text:span></text:a><text:span text:style-name="T459"><text:s/></text:span></text:p>
          </table:table-cell>
          <table:table-cell table:style-name="TableCell460">
            <text:list text:style-name="LFO2" text:continue-numbering="true">
              <text:list-item>
                <text:p text:style-name="P461">A11y müsste man nochmal prüfen (wird nicht explizit gesagt, dass die es unterstützen, aber ich finde auch nichts, was dagegen spricht)</text:p>
              </text:list-item>
              <text:list-item>
                <text:p text:style-name="P462">Wirkt sehr straight forward</text:p>
              </text:list-item>
            </text:list>
          </table:table-cell>
        </table:table-row>
        <table:table-row table:style-name="TableRow463">
          <table:table-cell table:style-name="TableCell464">
            <text:p text:style-name="P465"><text:a xlink:href="https://mantine.dev/" office:target-frame-name="_top" xlink:show="replace"><text:span text:style-name="T466">Mantine</text:span></text:a></text:p>
          </table:table-cell>
          <table:table-cell table:style-name="TableCell467">
            <text:list text:style-name="LFO2" text:continue-numbering="true">
              <text:list-item>
                <text:p text:style-name="P468">Umfasst &gt; 100<text:s/>anpassbare<text:s/>“accessible”<text:s/>Komponenten<text:s/>und 40 Hooks</text:p>
              </text:list-item>
              <text:list-item>
                <text:p text:style-name="P469">TypeScript Support</text:p>
              </text:list-item>
              <text:list-item>
                <text:p text:style-name="P470">A11y Support ist im Detail noch einmal zu prüfen, aber angeblich<text:s/>folgen alle Komponenten den<text:s/>WAI-ARIA Recommendations</text:p>
              </text:list-item>
            </text:list>
          </table:table-cell>
        </table:table-row>
      </table:table>
      <text:p text:style-name="Standard"/>
      <text:p text:style-name="P471">Ausschlüsse</text:p>
      <table:table table:style-name="Table472">
        <table:table-columns>
          <table:table-column table:style-name="TableColumn473"/>
          <table:table-column table:style-name="TableColumn474"/>
        </table:table-columns>
        <table:table-row table:style-name="TableRow475">
          <table:table-cell table:style-name="TableCell476">
            <text:p text:style-name="P477">Framework</text:p>
          </table:table-cell>
          <table:table-cell table:style-name="TableCell478">
            <text:p text:style-name="P479">Ausschlusskriterium</text:p>
          </table:table-cell>
        </table:table-row>
        <table:table-row table:style-name="TableRow480">
          <table:table-cell table:style-name="TableCell481">
            <text:p text:style-name="P482">Blueprint</text:p>
          </table:table-cell>
          <table:table-cell table:style-name="TableCell483">
            <text:list text:style-name="LFO1" text:continue-numbering="true">
              <text:list-item>
                <text:p text:style-name="P484">A11y nur bei „many of the JS components”</text:p>
              </text:list-item>
            </text:list>
          </table:table-cell>
        </table:table-row>
        <table:table-row table:style-name="TableRow485">
          <table:table-cell table:style-name="TableCell486">
            <text:p text:style-name="P487">VisX</text:p>
          </table:table-cell>
          <table:table-cell table:style-name="TableCell488">
            <text:list text:style-name="LFO1" text:continue-numbering="true">
              <text:list-item>
                <text:p text:style-name="P489">Keine klassischen Komponeten, sondern nur low level<text:s/>visualisations</text:p>
              </text:list-item>
            </text:list>
          </table:table-cell>
        </table:table-row>
        <table:table-row table:style-name="TableRow490">
          <table:table-cell table:style-name="TableCell491">
            <text:p text:style-name="P492">Semantic UI React</text:p>
          </table:table-cell>
          <table:table-cell table:style-name="TableCell493">
            <text:list text:style-name="LFO1" text:continue-numbering="true">
              <text:list-item>
                <text:p text:style-name="P494">A11y<text:s/>nicht ausreichend unterstützt (<text:a xlink:href="https://github.com/Semantic-Org/Semantic-UI-React/issues/3745" office:target-frame-name="_top" xlink:show="replace"><text:span text:style-name="Hyperlink">https://github.com/Semantic-Org/Semantic-UI-React/issues/3745</text:span></text:a>)<text:s/></text:p>
              </text:list-item>
            </text:list>
          </table:table-cell>
        </table:table-row>
        <table:table-row table:style-name="TableRow495">
          <table:table-cell table:style-name="TableCell496">
            <text:p text:style-name="P497"><text:a xlink:href="https://headlessui.com/" office:target-frame-name="_top" xlink:show="replace"><text:span text:style-name="T498">Headless</text:span><text:span text:style-name="T499"><text:s/></text:span><text:span text:style-name="T500">UI</text:span></text:a></text:p>
          </table:table-cell>
          <table:table-cell table:style-name="TableCell501">
            <text:list text:style-name="LFO4" text:continue-numbering="true">
              <text:list-item>
                <text:p text:style-name="P502">Fokus auf a11y, ungestylte Komponenten, gestylte Beispiele<text:s/>mit Tailwind UI (kostenpflichtig)</text:p>
              </text:list-item>
            </text:list>
          </table:table-cell>
        </table:table-row>
        <table:table-row table:style-name="TableRow503">
          <table:table-cell table:style-name="TableCell504">
            <text:p text:style-name="P505"><text:a xlink:href="file:///C:/Users/a.vaneek/Downloads/WAI-ARIA%20recommendations" office:target-frame-name="_top" xlink:show="replace"><text:span text:style-name="Hyperlink">NativeBase</text:span></text:a></text:p>
          </table:table-cell>
          <table:table-cell table:style-name="TableCell506">
            <text:list text:style-name="LFO4" text:continue-numbering="true">
              <text:list-item>
                <text:p text:style-name="P507">Out-Of-The-Box A11y Support</text:p>
              </text:list-item>
              <text:list-item>
                <text:p text:style-name="P508">Aber<text:s/>Fokus auf Mobile First, auch wenn Web<text:s/>generell unterstützt wird</text:p>
              </text:list-item>
            </text:list>
          </table:table-cell>
        </table:table-row>
        <table:table-row table:style-name="TableRow509">
          <table:table-cell table:style-name="TableCell510">
            <text:p text:style-name="P511"><text:a xlink:href="https://www.primefaces.org/primereact/" office:target-frame-name="_top" xlink:show="replace"><text:span text:style-name="T512">PrimeReact</text:span></text:a></text:p>
          </table:table-cell>
          <table:table-cell table:style-name="TableCell513">
            <text:list text:style-name="LFO4" text:continue-numbering="true">
              <text:list-item>
                <text:p text:style-name="P514">OS-Komponenten<text:s/>aber auch kommerzielle PrimeBlocks</text:p>
              </text:list-item>
            </text:list>
          </table:table-cell>
        </table:table-row>
        <table:table-row table:style-name="TableRow515">
          <table:table-cell table:style-name="TableCell516">
            <text:p text:style-name="P517"><text:a xlink:href="https://reach.tech/" office:target-frame-name="_top" xlink:show="replace"><text:span text:style-name="Hyperlink">ReachUI</text:span></text:a></text:p>
          </table:table-cell>
          <table:table-cell table:style-name="TableCell518">
            <text:list text:style-name="LFO4" text:continue-numbering="true">
              <text:list-item>
                <text:p text:style-name="P519">Gut getestete a11y,<text:s/>aber<text:s/>bisher nur wenige Komponenten</text:p>
              </text:list-item>
            </text:list>
          </table:table-cell>
        </table:table-row>
        <table:table-row table:style-name="TableRow520">
          <table:table-cell table:style-name="TableCell521">
            <text:p text:style-name="P522"><text:a xlink:href="https://lion-web.netlify.app/" office:target-frame-name="_top" xlink:show="replace"><text:span text:style-name="Hyperlink">Lion</text:span></text:a></text:p>
          </table:table-cell>
          <table:table-cell table:style-name="TableCell523">
            <text:list text:style-name="LFO4" text:continue-numbering="true">
              <text:list-item>
                <text:p text:style-name="P524">Sammlung von<text:s/>performanten<text:s/>flexiblen<text:s/>a11y<text:s/>Web<text:s/>Components</text:p>
              </text:list-item>
            </text:list>
          </table:table-cell>
        </table:table-row>
        <table:table-row table:style-name="TableRow525">
          <table:table-cell table:style-name="TableCell526">
            <text:p text:style-name="P527"><text:a xlink:href="https://react-md.dev/" office:target-frame-name="_top" xlink:show="replace"><text:span text:style-name="T528">r</text:span><text:span text:style-name="Hyperlink">eact-md</text:span></text:a></text:p>
          </table:table-cell>
          <table:table-cell table:style-name="TableCell529">
            <text:list text:style-name="LFO2" text:continue-numbering="true">
              <text:list-item>
                <text:p text:style-name="P530">Komponenten optimiert auf a11y</text:p>
              </text:list-item>
              <text:list-item>
                <text:p text:style-name="P531">Lassen sich einzeln installieren</text:p>
              </text:list-item>
              <text:list-item>
                <text:p text:style-name="P532">Basis sind Material Design Specs und<text:s/>Scss</text:p>
              </text:list-item>
            </text:list>
            <text:p text:style-name="P533"/>
          </table:table-cell>
        </table:table-row>
        <table:table-row table:style-name="TableRow534">
          <table:table-cell table:style-name="TableCell535">
            <text:p text:style-name="P536"><text:a xlink:href="https://rsuitejs.com/" office:target-frame-name="_top" xlink:show="replace"><text:span text:style-name="Hyperlink">React Suite</text:span></text:a></text:p>
          </table:table-cell>
          <table:table-cell table:style-name="TableCell537">
            <text:list text:style-name="LFO2" text:continue-numbering="true">
              <text:list-item>
                <text:p text:style-name="P538">Keine Aussage zu A11y<text:s/>gefunden</text:p>
              </text:list-item>
            </text:list>
          </table:table-cell>
        </table:table-row>
        <table:table-row table:style-name="TableRow539">
          <table:table-cell table:style-name="TableCell540">
            <text:p text:style-name="P541"><text:a xlink:href="https://marmelab.com/react-admin/" office:target-frame-name="_top" xlink:show="replace"><text:span text:style-name="T542">ReactAdmin</text:span></text:a></text:p>
          </table:table-cell>
          <table:table-cell table:style-name="TableCell543">
            <text:list text:style-name="LFO2" text:continue-numbering="true">
              <text:list-item>
                <text:p text:style-name="P544">Fokus auf B2B</text:p>
              </text:list-item>
            </text:list>
          </table:table-cell>
        </table:table-row>
        <table:table-row table:style-name="TableRow545">
          <table:table-cell table:style-name="TableCell546">
            <text:p text:style-name="P547"><text:a xlink:href="https://reakit.io/" office:target-frame-name="_top" xlink:show="replace"><text:span text:style-name="T548">Reakit</text:span></text:a><text:span text:style-name="T549"><text:s/>/<text:s/></text:span><text:a xlink:href="https://ariakit.org/" office:target-frame-name="_top" xlink:show="replace"><text:span text:style-name="T550">Ariakit</text:span></text:a></text:p>
          </table:table-cell>
          <table:table-cell table:style-name="TableCell551">
            <text:list text:style-name="LFO2" text:continue-numbering="true">
              <text:list-item>
                <text:p text:style-name="P552">Low-Level Komonentenbibliothek mit Fokus auf a11y</text:p>
              </text:list-item>
              <text:list-item>
                <text:p text:style-name="P553">Überschaubare Anzahl an Komponenten, die sich kombinieren lassen zu neuen Komponenten</text:p>
              </text:list-item>
              <text:list-item>
                <text:p text:style-name="P554">Kein Theming / Layout</text:p>
              </text:list-item>
              <text:list-item>
                <text:p text:style-name="P555"><text:span text:style-name="T556">à</text:span><text:s/>zu wenig Kompontenten, noch im Aufbau</text:p>
              </text:list-item>
            </text:list>
          </table:table-cell>
        </table:table-row>
        <table:table-row table:style-name="TableRow557">
          <table:table-cell table:style-name="TableCell558">
            <text:p text:style-name="P559"><text:a xlink:href="https://nextui.org/" office:target-frame-name="_top" xlink:show="replace"><text:span text:style-name="T560">NextUI</text:span></text:a></text:p>
          </table:table-cell>
          <table:table-cell table:style-name="TableCell561">
            <text:list text:style-name="LFO2" text:continue-numbering="true">
              <text:list-item>
                <text:p text:style-name="P562">Ggf. Auszuschließen, weil noch Beta</text:p>
              </text:list-item>
              <text:list-item>
                <text:p text:style-name="P563">Bietet Theme, Layouts und Komponenten</text:p>
              </text:list-item>
              <text:list-item>
                <text:p text:style-name="P564">TypeScript Support</text:p>
              </text:list-item>
            </text:list>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style:font-name="Arial" fo:font-size="9pt" style:font-size-asian="9pt" fo:hyphenate="false"/>
    </style:style>
    <style:style style:name="Absatz-Standardschriftart" style:display-name="Absatz-Standardschriftart"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style:style style:name="NichtaufgelösteErwähnung" style:display-name="Nicht aufgelöste Erwähnung" style:family="text" style:parent-style-name="Absatz-Standardschriftart">
      <style:text-properties fo:color="#605E5C" fo:background-color="#E1DFDD"/>
    </style:style>
    <style:style style:name="BesuchterLink" style:display-name="BesuchterLink" style:family="text" style:parent-style-name="Absatz-Standardschriftart">
      <style:text-properties fo:color="#954F72" style:text-underline-type="single" style:text-underline-style="solid" style:text-underline-width="auto" style:text-underline-mode="continuous"/>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Arial" style:font-name-asian="Calibri"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Arial" style:font-name-asian="Calibri" style:font-name-complex="Aria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Calibri"/>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1"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6LVL4" style:family="text">
      <style:text-properties style:font-name="Symbol" fo:font-size="10pt" style:font-size-asian="10pt"/>
    </style:style>
    <style:style style:name="WW_CharLFO6LVL5" style:family="text">
      <style:text-properties style:font-name="Symbol" fo:font-size="10pt" style:font-size-asian="10pt"/>
    </style:style>
    <style:style style:name="WW_CharLFO6LVL6" style:family="text">
      <style:text-properties style:font-name="Symbol" fo:font-size="10pt" style:font-size-asian="10pt"/>
    </style:style>
    <style:style style:name="WW_CharLFO6LVL7" style:family="text">
      <style:text-properties style:font-name="Symbol" fo:font-size="10pt" style:font-size-asian="10pt"/>
    </style:style>
    <style:style style:name="WW_CharLFO6LVL8" style:family="text">
      <style:text-properties style:font-name="Symbol" fo:font-size="10pt" style:font-size-asian="10pt"/>
    </style:style>
    <style:style style:name="WW_CharLFO6LVL9" style:family="text">
      <style:text-properties style:font-name="Symbol"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11.693in" fo:page-height="8.268in" style:print-orientation="landscape"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ntonia van Eek - con terra GmbH</meta:initial-creator>
    <dc:creator>Antonia van Eek - con terra GmbH</dc:creator>
    <meta:creation-date>2023-02-20T13:57:00Z</meta:creation-date>
    <dc:date>2023-02-20T13:57:00Z</dc:date>
    <meta:template xlink:href="Normal.dotm" xlink:type="simple"/>
    <meta:editing-cycles>2</meta:editing-cycles>
    <meta:editing-duration>PT0S</meta:editing-duration>
    <meta:user-defined meta:name="ContentTypeId">0x010100CC6E127787631D4989FC018FF03E6269</meta:user-defined>
    <meta:document-statistic meta:page-count="5" meta:paragraph-count="26" meta:word-count="1820" meta:character-count="13267" meta:row-count="95" meta:non-whitespace-character-count="11473"/>
  </office:meta>
</office:document-meta>
</file>